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adornments="Regular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1.0272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9547in" fo:break-before="auto" style:use-optimal-row-height="false"/>
    </style:style>
    <style:style style:name="ro6" style:family="table-row">
      <style:table-row-properties style:row-height="0.2516in" fo:break-before="auto" style:use-optimal-row-height="false"/>
    </style:style>
    <style:style style:name="ro7" style:family="table-row">
      <style:table-row-properties style:row-height="0.3472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0" style:family="table-cell" style:parent-style-name="Default">
      <style:table-cell-properties fo:border-bottom="0.51pt solid #000000" style:text-align-source="fix" style:repeat-content="false" fo:background-color="transparent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7e6e6" style:text-align-source="fix" style:repeat-content="false" fo:wrap-option="wrap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41" style:family="table-cell" style:parent-style-name="Default" style:data-style-name="N103">
      <style:text-properties style:font-name="Alegreya Sans" fo:font-size="12pt" style:font-size-asian="12pt" style:font-size-complex="12pt"/>
    </style:style>
    <style:style style:name="ce143" style:family="table-cell" style:parent-style-name="Default" style:data-style-name="N104">
      <style:text-properties style:font-name="Alegreya Sans:liga=0&amp;onum=1&amp;tnum=1&amp;cpsp=0&amp;kern" fo:font-size="12pt" fo:font-weight="normal" style:font-size-asian="12pt" style:font-size-complex="12pt"/>
    </style:style>
    <style:style style:name="ce145" style:family="table-cell" style:parent-style-name="Default" style:data-style-name="N104">
      <style:table-cell-properties fo:border-bottom="0.06pt solid #000000" fo:border-left="none" fo:border-right="none" fo:border-top="none"/>
      <style:text-properties style:font-name="Alegreya Sans:liga=0&amp;onum=1&amp;tnum=1&amp;cpsp=0&amp;kern" fo:font-size="12pt" fo:font-weight="normal" style:font-size-asian="12pt" style:font-size-complex="12pt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67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16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64">
      <style:table-cell-properties style:text-align-source="fix" style:repeat-content="false" style:vertical-align="middle"/>
      <style:paragraph-properties fo:text-align="start" fo:margin-left="0.139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9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30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1" style:family="table-cell" style:parent-style-name="Default" style:data-style-name="N103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32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3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5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6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7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39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0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1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2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3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4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47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 SC" fo:font-size="12pt" fo:font-weight="normal" style:font-size-asian="12pt" style:font-size-complex="12pt" fo:hyphenate="false"/>
    </style:style>
    <style:style style:name="ce51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5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54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56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59" style:family="table-cell" style:parent-style-name="Default" style:data-style-name="N104">
      <style:text-properties style:font-name="Alegreya Sans:liga=0&amp;onum=1&amp;tnum=1&amp;cpsp=0&amp;kern" fo:font-size="12pt" fo:font-weight="normal"/>
    </style:style>
    <style:style style:name="ce6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60" style:family="table-cell" style:parent-style-name="Default" style:data-style-name="N104">
      <style:text-properties style:font-name="Alegreya Sans SC" fo:font-size="12pt" fo:font-weight="normal" style:font-size-asian="12pt" style:font-size-complex="12pt"/>
    </style:style>
    <style:style style:name="ce6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63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size-complex="12pt"/>
    </style:style>
    <style:style style:name="ce65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70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71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4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5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6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7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8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9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8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80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81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83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 SC" fo:font-size="12pt" fo:font-weight="normal" style:font-size-asian="12pt" style:font-size-complex="12pt"/>
    </style:style>
    <style:style style:name="ce85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style:font-name="Alegreya Sans:liga=0&amp;onum=1&amp;tnum=1&amp;cpsp=0&amp;kern" fo:font-size="12pt" fo:font-weight="normal"/>
    </style:style>
    <style:style style:name="ce9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70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71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 SC" fo:font-size="12pt" fo:font-weight="normal" style:font-size-asian="12pt" style:font-size-complex="12pt" fo:hyphenate="false"/>
    </style:style>
    <style:style style:name="ce17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5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176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7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8" style:family="table-cell" style:parent-style-name="Default">
      <style:table-cell-properties fo:border-bottom="0.51pt solid #000000" style:text-align-source="fix" style:repeat-content="false" fo:background-color="transparent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9" style:family="table-cell" style:parent-style-name="Default">
      <style:table-cell-properties fo:background-color="#e7e6e6" style:text-align-source="fix" style:repeat-content="false" fo:wrap-option="wrap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80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1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82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3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8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92" style:family="table-cell" style:parent-style-name="Default" style:data-style-name="N64">
      <style:table-cell-properties style:text-align-source="fix" style:repeat-content="false" style:vertical-align="middle"/>
      <style:paragraph-properties fo:text-align="start" fo:margin-left="0.139in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9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95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6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197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8" style:family="table-cell" style:parent-style-name="Default" style:data-style-name="N103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199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00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1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02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03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0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05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06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07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08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09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10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11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ext-properties style:font-name="Alegreya Sans SC" fo:font-size="12pt" style:font-size-asian="12pt" style:font-size-complex="12pt"/>
    </style:style>
    <style:style style:name="ce214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5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7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18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9" style:family="table-cell" style:parent-style-name="Default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20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221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22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23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224" style:family="table-cell" style:parent-style-name="Default" style:data-style-name="N103">
      <style:text-properties style:font-name="Alegreya Sans" fo:font-size="12pt" style:font-size-asian="12pt" style:font-size-complex="12pt"/>
    </style:style>
    <style:style style:name="ce225" style:family="table-cell" style:parent-style-name="Default" style:data-style-name="N0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26" style:family="table-cell" style:parent-style-name="Default" style:data-style-name="N104">
      <style:text-properties style:font-name="Alegreya Sans:liga=0&amp;onum=1&amp;tnum=1&amp;cpsp=0&amp;kern" fo:font-size="12pt" fo:font-weight="normal" style:font-size-asian="12pt" style:font-size-complex="12pt"/>
    </style:style>
    <style:style style:name="ce227" style:family="table-cell" style:parent-style-name="Default" style:data-style-name="N104">
      <style:text-properties style:font-name="Alegreya Sans SC" fo:font-size="12pt" fo:font-weight="normal" style:font-size-asian="12pt" style:font-size-complex="12pt"/>
    </style:style>
    <style:style style:name="ce228" style:family="table-cell" style:parent-style-name="Default" style:data-style-name="N104">
      <style:table-cell-properties fo:border-bottom="0.06pt solid #000000" fo:border-left="none" fo:border-right="none" fo:border-top="none"/>
      <style:text-properties style:font-name="Alegreya Sans:liga=0&amp;onum=1&amp;tnum=1&amp;cpsp=0&amp;kern" fo:font-size="12pt" fo:font-weight="normal" style:font-size-asian="12pt" style:font-size-complex="12pt"/>
    </style:style>
    <style:style style:name="ce229" style:family="table-cell" style:parent-style-name="Default" style:data-style-name="N104">
      <style:text-properties style:font-name="Alegreya Sans:liga=0&amp;onum=1&amp;tnum=1&amp;cpsp=0&amp;kern" fo:font-size="12pt" fo:font-weight="normal"/>
    </style:style>
    <style:style style:name="ce230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31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2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size-complex="12pt"/>
    </style:style>
    <style:style style:name="ce233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38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239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40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41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42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43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44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45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46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47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48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49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50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251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 SC" fo:font-size="12pt" fo:font-weight="normal" style:font-size-asian="12pt" style:font-size-complex="12pt"/>
    </style:style>
    <style:style style:name="ce252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253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style:font-name="Alegreya Sans:liga=0&amp;onum=1&amp;tnum=1&amp;cpsp=0&amp;kern" fo:font-size="12pt" fo:font-weight="normal"/>
    </style:style>
    <style:style style:name="T1" style:family="text"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font-name="Alegreya Sans:liga&amp;o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legreya Sans:liga&amp;onum=1&amp;cpsp&amp;kern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name-complex="Droid Sans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name-complex="Droid Sans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8" style:family="text">
      <style:text-properties style:font-name="Alegreya Sans:liga&amp;onum=1&amp;t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legreya Sans:liga&amp;o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legreya Sans:liga&amp;onum=1&amp;cpsp&amp;kern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Arial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SEA Consolidated Cash Flows" table:style-name="ta1">
        <table:table-column table:style-name="co1" table:default-cell-style-name="ce193"/>
        <table:table-column table:style-name="co2" table:number-columns-repeated="4" table:default-cell-style-name="Default"/>
        <table:table-column table:style-name="co1" table:default-cell-style-name="ce193"/>
        <table:table-column table:style-name="co2" table:number-columns-repeated="4" table:default-cell-style-name="Default"/>
        <table:table-column table:style-name="co1" table:default-cell-style-name="ce193"/>
        <table:table-column table:style-name="co2" table:number-columns-repeated="4" table:default-cell-style-name="Default"/>
        <table:table-column table:style-name="co1" table:default-cell-style-name="ce193"/>
        <table:table-column table:style-name="co2" table:default-cell-style-name="Default"/>
        <table:table-column table:style-name="co2" table:default-cell-style-name="ce229"/>
        <table:table-column table:style-name="co2" table:default-cell-style-name="ce253"/>
        <table:table-column table:style-name="co3" table:number-columns-repeated="16365" table:default-cell-style-name="Default"/>
        <table:table-row table:style-name="ro1">
          <table:table-cell table:style-name="ce168" office:value-type="string" calcext:value-type="string">
            <text:p>Year Ending June 30th, </text:p>
          </table:table-cell>
          <table:table-cell table:style-name="ce194" office:value-type="string" calcext:value-type="string">
            <text:p>2006-2008</text:p>
          </table:table-cell>
          <table:table-cell table:style-name="ce194" office:value-type="float" office:value="2009" calcext:value-type="float">
            <text:p>2009</text:p>
          </table:table-cell>
          <table:table-cell table:style-name="ce194" office:value-type="float" office:value="2010" calcext:value-type="float">
            <text:p>2010</text:p>
          </table:table-cell>
          <table:table-cell table:style-name="ce194" office:value-type="float" office:value="2011" calcext:value-type="float">
            <text:p>2011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168" office:value-type="float" office:value="2012" calcext:value-type="float">
            <text:p>2012</text:p>
          </table:table-cell>
          <table:table-cell table:style-name="ce168" office:value-type="float" office:value="2013" calcext:value-type="float">
            <text:p>2013</text:p>
          </table:table-cell>
          <table:table-cell table:style-name="ce168" office:value-type="float" office:value="2014" calcext:value-type="float">
            <text:p>2014</text:p>
          </table:table-cell>
          <table:table-cell table:style-name="ce219" office:value-type="float" office:value="2015" calcext:value-type="float">
            <text:p>2015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16" calcext:value-type="float">
            <text:p>2016</text:p>
          </table:table-cell>
          <table:table-cell table:style-name="ce219" office:value-type="float" office:value="2017" calcext:value-type="float">
            <text:p>2017</text:p>
          </table:table-cell>
          <table:table-cell table:style-name="ce219" office:value-type="float" office:value="2018" calcext:value-type="float">
            <text:p>2018</text:p>
          </table:table-cell>
          <table:table-cell table:style-name="ce219" office:value-type="float" office:value="2019" calcext:value-type="float">
            <text:p>2019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20" calcext:value-type="float">
            <text:p>2020</text:p>
          </table:table-cell>
          <table:table-cell table:style-name="ce225" office:value-type="float" office:value="2021" calcext:value-type="float">
            <text:p>2021</text:p>
          </table:table-cell>
          <table:table-cell table:style-name="ce225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70" office:value-type="string" calcext:value-type="string">
            <text:p>Cash flows from operating activities</text:p>
          </table:table-cell>
          <table:table-cell table:style-name="ce195" table:number-columns-repeated="4"/>
          <table:table-cell table:style-name="ce170" office:value-type="string" calcext:value-type="string">
            <text:p>Cash flows from operat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operat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operating activities</text:p>
          </table:table-cell>
          <table:table-cell table:style-name="ce215" table:number-columns-repeated="2"/>
          <table:table-cell table:style-name="ce230"/>
          <table:table-cell table:style-name="ce129" table:number-columns-repeated="16365"/>
        </table:table-row>
        <table:table-row table:style-name="ro1">
          <table:table-cell table:style-name="ce171" office:value-type="string" calcext:value-type="string">
            <text:p>Change in net assets</text:p>
          </table:table-cell>
          <table:table-cell table:style-name="ce196" office:value-type="currency" office:currency="USD" office:value="396350" calcext:value-type="currency">
            <text:p>$396,350</text:p>
          </table:table-cell>
          <table:table-cell table:style-name="ce196" office:value-type="currency" office:currency="USD" office:value="617235" calcext:value-type="currency">
            <text:p>$617,235</text:p>
          </table:table-cell>
          <table:table-cell table:style-name="ce196" office:value-type="currency" office:currency="USD" office:value="1205379" calcext:value-type="currency">
            <text:p>$1,205,379</text:p>
          </table:table-cell>
          <table:table-cell table:style-name="ce196" office:value-type="currency" office:currency="USD" office:value="6993176" calcext:value-type="currency">
            <text:p>$6,993,176</text:p>
          </table:table-cell>
          <table:table-cell table:style-name="ce171" office:value-type="string" calcext:value-type="string">
            <text:p>Change in net assets</text:p>
          </table:table-cell>
          <table:table-cell table:style-name="ce217" office:value-type="currency" office:currency="USD" office:value="2720959" calcext:value-type="currency">
            <text:p>$2,720,959</text:p>
          </table:table-cell>
          <table:table-cell table:style-name="ce217" office:value-type="currency" office:currency="USD" office:value="3948111" calcext:value-type="currency">
            <text:p>$3,948,111</text:p>
          </table:table-cell>
          <table:table-cell table:style-name="ce217" office:value-type="currency" office:currency="USD" office:value="-2524682" calcext:value-type="currency">
            <text:p>-$2,524,682</text:p>
          </table:table-cell>
          <table:table-cell table:style-name="ce217" office:value-type="currency" office:currency="USD" office:value="-978063" calcext:value-type="currency">
            <text:p>-$978,063</text:p>
          </table:table-cell>
          <table:table-cell table:style-name="ce171" office:value-type="string" calcext:value-type="string">
            <text:p>Change in net assets</text:p>
          </table:table-cell>
          <table:table-cell table:style-name="ce217" office:value-type="currency" office:currency="USD" office:value="6368717" calcext:value-type="currency">
            <text:p>$6,368,717</text:p>
          </table:table-cell>
          <table:table-cell table:style-name="ce217" office:value-type="currency" office:currency="USD" office:value="604699" calcext:value-type="currency">
            <text:p>$604,699</text:p>
          </table:table-cell>
          <table:table-cell table:style-name="ce217" office:value-type="currency" office:currency="USD" office:value="3347443" calcext:value-type="currency">
            <text:p>$3,347,443</text:p>
          </table:table-cell>
          <table:table-cell table:style-name="ce217" office:value-type="currency" office:currency="USD" office:value="3200966" calcext:value-type="currency">
            <text:p>$3,200,966</text:p>
          </table:table-cell>
          <table:table-cell table:style-name="ce171" office:value-type="string" calcext:value-type="string">
            <text:p>Change in net assets</text:p>
          </table:table-cell>
          <table:table-cell table:style-name="ce217" office:value-type="currency" office:currency="USD" office:value="532722" calcext:value-type="currency">
            <text:p>$532,722</text:p>
          </table:table-cell>
          <table:table-cell table:style-name="ce217" office:value-type="currency" office:currency="USD" office:value="13614024" calcext:value-type="currency">
            <text:p>$13,614,024</text:p>
          </table:table-cell>
          <table:table-cell table:style-name="ce231" office:value-type="currency" office:currency="USD" office:value="-4788673" calcext:value-type="currency">
            <text:p>-$4,788,673</text:p>
          </table:table-cell>
          <table:table-cell table:number-columns-repeated="16365"/>
        </table:table-row>
        <table:table-row table:style-name="ro2">
          <table:table-cell table:style-name="ce171" office:value-type="string" calcext:value-type="string">
            <text:p>Adjustments to reconcile change in net assets to net cash provided (used) by <text:s/>operating activities</text:p>
          </table:table-cell>
          <table:table-cell table:style-name="ce196" table:number-columns-repeated="4"/>
          <table:table-cell table:style-name="ce171" office:value-type="string" calcext:value-type="string">
            <text:p>Adjustments to reconcile change in net assets to net cash provided (used) by <text:s/>operating activities</text:p>
          </table:table-cell>
          <table:table-cell table:style-name="ce217" table:number-columns-repeated="4"/>
          <table:table-cell table:style-name="ce171" office:value-type="string" calcext:value-type="string">
            <text:p>Adjustments to reconcile change in net assets to net cash provided (used) by <text:s/>operating activities</text:p>
          </table:table-cell>
          <table:table-cell table:style-name="ce217" table:number-columns-repeated="4"/>
          <table:table-cell table:style-name="ce171" office:value-type="string" calcext:value-type="string">
            <text:p>Adjustments to reconcile change in net assets to net cash provided (used) by <text:s/>operating activities</text:p>
          </table:table-cell>
          <table:table-cell table:style-name="ce217" table:number-columns-repeated="2"/>
          <table:table-cell table:style-name="ce232"/>
          <table:table-cell table:number-columns-repeated="16365"/>
        </table:table-row>
        <table:table-row table:style-name="ro1">
          <table:table-cell table:style-name="ce172" office:value-type="string" calcext:value-type="string">
            <text:p><text:span text:style-name="T8">Depreciation and amortization expense</text:span></text:p>
          </table:table-cell>
          <table:table-cell table:style-name="ce196" office:value-type="currency" office:currency="USD" office:value="15898" calcext:value-type="currency">
            <text:p>$15,898</text:p>
          </table:table-cell>
          <table:table-cell table:style-name="ce196" office:value-type="currency" office:currency="USD" office:value="285270" calcext:value-type="currency">
            <text:p>$285,270</text:p>
          </table:table-cell>
          <table:table-cell table:style-name="ce196" office:value-type="currency" office:currency="USD" office:value="430901" calcext:value-type="currency">
            <text:p>$430,901</text:p>
          </table:table-cell>
          <table:table-cell table:style-name="ce196" office:value-type="currency" office:currency="USD" office:value="607170" calcext:value-type="currency">
            <text:p>$607,170</text:p>
          </table:table-cell>
          <table:table-cell table:style-name="ce172" office:value-type="string" calcext:value-type="string">
            <text:p><text:span text:style-name="T8">Depreciation and amortization expense</text:span></text:p>
          </table:table-cell>
          <table:table-cell table:style-name="ce217" office:value-type="currency" office:currency="USD" office:value="1065143" calcext:value-type="currency">
            <text:p>$1,065,143</text:p>
          </table:table-cell>
          <table:table-cell table:style-name="ce217" office:value-type="currency" office:currency="USD" office:value="1473483" calcext:value-type="currency">
            <text:p>$1,473,483</text:p>
          </table:table-cell>
          <table:table-cell table:style-name="ce217" office:value-type="currency" office:currency="USD" office:value="1453818" calcext:value-type="currency">
            <text:p>$1,453,818</text:p>
          </table:table-cell>
          <table:table-cell table:style-name="ce217" office:value-type="currency" office:currency="USD" office:value="2080534" calcext:value-type="currency">
            <text:p>$2,080,534</text:p>
          </table:table-cell>
          <table:table-cell table:style-name="ce172" office:value-type="string" calcext:value-type="string">
            <text:p><text:span text:style-name="T8">Depreciation and amortization expense</text:span></text:p>
          </table:table-cell>
          <table:table-cell table:style-name="ce217" office:value-type="currency" office:currency="USD" office:value="2265143" calcext:value-type="currency">
            <text:p>$2,265,143</text:p>
          </table:table-cell>
          <table:table-cell table:style-name="ce217" office:value-type="currency" office:currency="USD" office:value="2957153" calcext:value-type="currency">
            <text:p>$2,957,153</text:p>
          </table:table-cell>
          <table:table-cell table:style-name="ce217" table:formula="of:=3012873+290632" office:value-type="currency" office:currency="USD" office:value="3303505" calcext:value-type="currency">
            <text:p>$3,303,505</text:p>
          </table:table-cell>
          <table:table-cell table:style-name="ce217" table:formula="of:=3411478+319291" office:value-type="currency" office:currency="USD" office:value="3730769" calcext:value-type="currency">
            <text:p>$3,730,769</text:p>
          </table:table-cell>
          <table:table-cell table:style-name="ce172" office:value-type="string" calcext:value-type="string">
            <text:p><text:span text:style-name="T8">Depreciation and amortization expense</text:span></text:p>
          </table:table-cell>
          <table:table-cell table:style-name="ce217" table:formula="of:=4205615+363633" office:value-type="currency" office:currency="USD" office:value="4569248" calcext:value-type="currency">
            <text:p>$4,569,248</text:p>
          </table:table-cell>
          <table:table-cell table:style-name="ce217" table:formula="of:=4560338+238597" office:value-type="currency" office:currency="USD" office:value="4798935" calcext:value-type="currency">
            <text:p>$4,798,935</text:p>
          </table:table-cell>
          <table:table-cell table:style-name="ce233" table:formula="of:=4872222+2179712" office:value-type="currency" office:currency="USD" office:value="7051934" calcext:value-type="currency">
            <text:p>$7,051,934</text:p>
          </table:table-cell>
          <table:table-cell table:number-columns-repeated="16365"/>
        </table:table-row>
        <table:table-row table:style-name="ro1">
          <table:table-cell table:style-name="ce172" office:value-type="string" calcext:value-type="string">
            <text:p>Transfers and losses on disposal of assets</text:p>
          </table:table-cell>
          <table:table-cell table:style-name="ce196" table:number-columns-repeated="4"/>
          <table:table-cell table:style-name="ce172" office:value-type="string" calcext:value-type="string">
            <text:p>Transfers and losses on disposal of assets</text:p>
          </table:table-cell>
          <table:table-cell table:style-name="ce217" table:number-columns-repeated="4"/>
          <table:table-cell table:style-name="ce172" office:value-type="string" calcext:value-type="string">
            <text:p>Transfers and losses on disposal of assets</text:p>
          </table:table-cell>
          <table:table-cell table:style-name="ce217" table:number-columns-repeated="4"/>
          <table:table-cell table:style-name="ce172" office:value-type="string" calcext:value-type="string">
            <text:p>Transfers and losses on disposal of assets</text:p>
          </table:table-cell>
          <table:table-cell table:style-name="ce217" office:value-type="currency" office:currency="USD" office:value="41744" calcext:value-type="currency">
            <text:p>$41,744</text:p>
          </table:table-cell>
          <table:table-cell table:style-name="ce217" office:value-type="currency" office:currency="USD" office:value="62490" calcext:value-type="currency">
            <text:p>$62,490</text:p>
          </table:table-cell>
          <table:table-cell table:style-name="ce232"/>
          <table:table-cell table:number-columns-repeated="16365"/>
        </table:table-row>
        <table:table-row table:style-name="ro1">
          <table:table-cell table:style-name="ce173" office:value-type="string" calcext:value-type="string">
            <text:p>Allowance for non-recoverable project costs</text:p>
          </table:table-cell>
          <table:table-cell table:style-name="ce196" table:number-columns-repeated="4"/>
          <table:table-cell table:style-name="ce173" office:value-type="string" calcext:value-type="string">
            <text:p>Allowance for non-recoverable project costs</text:p>
          </table:table-cell>
          <table:table-cell table:style-name="ce217" table:number-columns-repeated="2"/>
          <table:table-cell table:style-name="ce217" office:value-type="currency" office:currency="USD" office:value="670656" calcext:value-type="currency">
            <text:p>$670,656</text:p>
          </table:table-cell>
          <table:table-cell table:style-name="ce217" office:value-type="currency" office:currency="USD" office:value="6365" calcext:value-type="currency">
            <text:p>$6,365</text:p>
          </table:table-cell>
          <table:table-cell table:style-name="ce173" office:value-type="string" calcext:value-type="string">
            <text:p>Allowance for non-recoverable project costs</text:p>
          </table:table-cell>
          <table:table-cell table:style-name="ce217" office:value-type="currency" office:currency="USD" office:value="-105540" calcext:value-type="currency">
            <text:p>-$105,540</text:p>
          </table:table-cell>
          <table:table-cell table:style-name="ce217" office:value-type="currency" office:currency="USD" office:value="1721312" calcext:value-type="currency">
            <text:p>$1,721,312</text:p>
          </table:table-cell>
          <table:table-cell table:style-name="ce217" table:number-columns-repeated="2"/>
          <table:table-cell table:style-name="ce173" office:value-type="string" calcext:value-type="string">
            <text:p>Allowance for non-recoverable project costs</text:p>
          </table:table-cell>
          <table:table-cell table:style-name="ce217" table:number-columns-repeated="2"/>
          <table:table-cell table:style-name="ce232"/>
          <table:table-cell table:number-columns-repeated="16365"/>
        </table:table-row>
        <table:table-row table:style-name="ro1">
          <table:table-cell table:style-name="ce172" office:value-type="string" calcext:value-type="string">
            <text:p>Loss/(gain) on disposal of assets</text:p>
          </table:table-cell>
          <table:table-cell table:style-name="ce196"/>
          <table:table-cell table:style-name="ce196" office:value-type="currency" office:currency="USD" office:value="-122" calcext:value-type="currency">
            <text:p>-$122</text:p>
          </table:table-cell>
          <table:table-cell table:style-name="ce196" table:number-columns-repeated="2"/>
          <table:table-cell table:style-name="ce172" office:value-type="string" calcext:value-type="string">
            <text:p>Loss/(gain) on disposal of assets</text:p>
          </table:table-cell>
          <table:table-cell table:style-name="ce217"/>
          <table:table-cell table:style-name="ce217" office:value-type="currency" office:currency="USD" office:value="321492" calcext:value-type="currency">
            <text:p>$321,492</text:p>
          </table:table-cell>
          <table:table-cell table:style-name="ce217" table:number-columns-repeated="2"/>
          <table:table-cell table:style-name="ce172" office:value-type="string" calcext:value-type="string">
            <text:p>Loss/(gain) on disposal of assets</text:p>
          </table:table-cell>
          <table:table-cell table:style-name="ce217" table:number-columns-repeated="4"/>
          <table:table-cell table:style-name="ce172" office:value-type="string" calcext:value-type="string">
            <text:p>Loss/(gain) on disposal of assets</text:p>
          </table:table-cell>
          <table:table-cell table:style-name="ce217" table:number-columns-repeated="2"/>
          <table:table-cell table:style-name="ce233" office:value-type="currency" office:currency="USD" office:value="-77251" calcext:value-type="currency">
            <text:p>-$77,251</text:p>
          </table:table-cell>
          <table:table-cell table:number-columns-repeated="16365"/>
        </table:table-row>
        <table:table-row table:style-name="ro1">
          <table:table-cell table:style-name="ce172" office:value-type="string" calcext:value-type="string">
            <text:p>Forgiveness of debt</text:p>
          </table:table-cell>
          <table:table-cell table:style-name="ce196"/>
          <table:table-cell table:style-name="ce196" office:value-type="currency" office:currency="USD" office:value="-400000" calcext:value-type="currency">
            <text:p>-$400,000</text:p>
          </table:table-cell>
          <table:table-cell table:number-columns-repeated="2" table:style-name="ce196" office:value-type="currency" office:currency="USD" office:value="-650000" calcext:value-type="currency">
            <text:p>-$650,000</text:p>
          </table:table-cell>
          <table:table-cell table:style-name="ce172" office:value-type="string" calcext:value-type="string">
            <text:p>Forgiveness of debt</text:p>
          </table:table-cell>
          <table:table-cell table:style-name="ce217" office:value-type="currency" office:currency="USD" office:value="-539232" calcext:value-type="currency">
            <text:p>-$539,232</text:p>
          </table:table-cell>
          <table:table-cell table:style-name="ce217" office:value-type="currency" office:currency="USD" office:value="-1376033" calcext:value-type="currency">
            <text:p>-$1,376,033</text:p>
          </table:table-cell>
          <table:table-cell table:style-name="ce217" office:value-type="currency" office:currency="USD" office:value="-566782" calcext:value-type="currency">
            <text:p>-$566,782</text:p>
          </table:table-cell>
          <table:table-cell table:style-name="ce217" office:value-type="currency" office:currency="USD" office:value="-550000" calcext:value-type="currency">
            <text:p>-$550,000</text:p>
          </table:table-cell>
          <table:table-cell table:style-name="ce172" office:value-type="string" calcext:value-type="string">
            <text:p>Forgiveness of debt</text:p>
          </table:table-cell>
          <table:table-cell table:style-name="ce217" table:number-columns-repeated="4"/>
          <table:table-cell table:style-name="ce172" office:value-type="string" calcext:value-type="string">
            <text:p>Forgiveness of debt</text:p>
          </table:table-cell>
          <table:table-cell table:style-name="ce217"/>
          <table:table-cell table:style-name="ce217" office:value-type="currency" office:currency="USD" office:value="-1687635" calcext:value-type="currency">
            <text:p>-$1,687,635</text:p>
          </table:table-cell>
          <table:table-cell table:style-name="ce234" office:value-type="string" calcext:value-type="string">
            <text:p><text:span text:style-name="T12">-                               -</text:span></text:p>
          </table:table-cell>
          <table:table-cell table:number-columns-repeated="16365"/>
        </table:table-row>
        <table:table-row table:style-name="ro1">
          <table:table-cell table:style-name="ce172" office:value-type="string" calcext:value-type="string">
            <text:p>Donated investments</text:p>
          </table:table-cell>
          <table:table-cell table:style-name="ce196" table:number-columns-repeated="4"/>
          <table:table-cell table:style-name="ce172" office:value-type="string" calcext:value-type="string">
            <text:p>Donated investments</text:p>
          </table:table-cell>
          <table:table-cell table:style-name="ce217" office:value-type="currency" office:currency="USD" office:value="-6687" calcext:value-type="currency">
            <text:p>-$6,687</text:p>
          </table:table-cell>
          <table:table-cell table:style-name="ce217" table:number-columns-repeated="2"/>
          <table:table-cell table:style-name="ce217" office:value-type="currency" office:currency="USD" office:value="-249350" calcext:value-type="currency">
            <text:p>-$249,350</text:p>
          </table:table-cell>
          <table:table-cell table:style-name="ce172" office:value-type="string" calcext:value-type="string">
            <text:p>Donated investments</text:p>
          </table:table-cell>
          <table:table-cell table:style-name="ce217" table:number-columns-repeated="4"/>
          <table:table-cell table:style-name="ce172" office:value-type="string" calcext:value-type="string">
            <text:p>Donated investments</text:p>
          </table:table-cell>
          <table:table-cell table:style-name="ce217" table:number-columns-repeated="2"/>
          <table:table-cell table:style-name="ce234"/>
          <table:table-cell table:number-columns-repeated="16365"/>
        </table:table-row>
        <table:table-row table:style-name="ro1">
          <table:table-cell table:style-name="ce172" office:value-type="string" calcext:value-type="string">
            <text:p>(increase) decrease in operating assets</text:p>
          </table:table-cell>
          <table:table-cell table:style-name="ce196" table:number-columns-repeated="4"/>
          <table:table-cell table:style-name="ce172" office:value-type="string" calcext:value-type="string">
            <text:p>(increase) decrease in operating assets</text:p>
          </table:table-cell>
          <table:table-cell table:style-name="ce217" table:number-columns-repeated="4"/>
          <table:table-cell table:style-name="ce172" office:value-type="string" calcext:value-type="string">
            <text:p>(increase) decrease in operating assets</text:p>
          </table:table-cell>
          <table:table-cell table:style-name="ce217" table:number-columns-repeated="4"/>
          <table:table-cell table:style-name="ce172" office:value-type="string" calcext:value-type="string">
            <text:p>(increase) decrease in operating assets</text:p>
          </table:table-cell>
          <table:table-cell table:style-name="ce217" table:number-columns-repeated="2"/>
          <table:table-cell table:style-name="ce235"/>
          <table:table-cell table:number-columns-repeated="16365"/>
        </table:table-row>
        <table:table-row table:style-name="ro1">
          <table:table-cell table:style-name="ce174" office:value-type="string" calcext:value-type="string">
            <text:p>Accounts receivable</text:p>
          </table:table-cell>
          <table:table-cell table:style-name="ce196" office:value-type="currency" office:currency="USD" office:value="-132089" calcext:value-type="currency">
            <text:p>-$132,089</text:p>
          </table:table-cell>
          <table:table-cell table:style-name="ce196" office:value-type="currency" office:currency="USD" office:value="-557343" calcext:value-type="currency">
            <text:p>-$557,343</text:p>
          </table:table-cell>
          <table:table-cell table:style-name="ce196" office:value-type="currency" office:currency="USD" office:value="-1043434" calcext:value-type="currency">
            <text:p>-$1,043,434</text:p>
          </table:table-cell>
          <table:table-cell table:style-name="ce196" office:value-type="currency" office:currency="USD" office:value="-3141035" calcext:value-type="currency">
            <text:p>-$3,141,035</text:p>
          </table:table-cell>
          <table:table-cell table:style-name="ce174" office:value-type="string" calcext:value-type="string">
            <text:p>Accounts receivable</text:p>
          </table:table-cell>
          <table:table-cell table:style-name="ce217" office:value-type="currency" office:currency="USD" office:value="-4903258" calcext:value-type="currency">
            <text:p>-$4,903,258</text:p>
          </table:table-cell>
          <table:table-cell table:style-name="ce217" office:value-type="currency" office:currency="USD" office:value="-2196302" calcext:value-type="currency">
            <text:p>-$2,196,302</text:p>
          </table:table-cell>
          <table:table-cell table:style-name="ce217" office:value-type="currency" office:currency="USD" office:value="1467891" calcext:value-type="currency">
            <text:p>$1,467,891</text:p>
          </table:table-cell>
          <table:table-cell table:style-name="ce217" office:value-type="currency" office:currency="USD" office:value="7077426" calcext:value-type="currency">
            <text:p>$7,077,426</text:p>
          </table:table-cell>
          <table:table-cell table:style-name="ce174" office:value-type="string" calcext:value-type="string">
            <text:p>Accounts receivable</text:p>
          </table:table-cell>
          <table:table-cell table:style-name="ce217" office:value-type="currency" office:currency="USD" office:value="175572" calcext:value-type="currency">
            <text:p>$175,572</text:p>
          </table:table-cell>
          <table:table-cell table:style-name="ce217" office:value-type="currency" office:currency="USD" office:value="-276902" calcext:value-type="currency">
            <text:p>-$276,902</text:p>
          </table:table-cell>
          <table:table-cell table:style-name="ce217" office:value-type="currency" office:currency="USD" office:value="-1329935" calcext:value-type="currency">
            <text:p>-$1,329,935</text:p>
          </table:table-cell>
          <table:table-cell table:style-name="ce217" office:value-type="currency" office:currency="USD" office:value="-3709467" calcext:value-type="currency">
            <text:p>-$3,709,467</text:p>
          </table:table-cell>
          <table:table-cell table:style-name="ce174" office:value-type="string" calcext:value-type="string">
            <text:p>Accounts receivable</text:p>
          </table:table-cell>
          <table:table-cell table:style-name="ce217" office:value-type="currency" office:currency="USD" office:value="-5313437" calcext:value-type="currency">
            <text:p>-$5,313,437</text:p>
          </table:table-cell>
          <table:table-cell table:style-name="ce217" office:value-type="currency" office:currency="USD" office:value="-8390399" calcext:value-type="currency">
            <text:p>-$8,390,399</text:p>
          </table:table-cell>
          <table:table-cell table:style-name="ce233" office:value-type="currency" office:currency="USD" office:value="1020647" calcext:value-type="currency">
            <text:p>$1,020,647</text:p>
          </table:table-cell>
          <table:table-cell table:number-columns-repeated="16365"/>
        </table:table-row>
        <table:table-row table:style-name="ro1">
          <table:table-cell table:style-name="ce174" office:value-type="string" calcext:value-type="string">
            <text:p>Grants receivable</text:p>
          </table:table-cell>
          <table:table-cell table:style-name="ce196" table:number-columns-repeated="3"/>
          <table:table-cell table:style-name="ce196" office:value-type="currency" office:currency="USD" office:value="-1083000" calcext:value-type="currency">
            <text:p>-$1,083,000</text:p>
          </table:table-cell>
          <table:table-cell table:style-name="ce174" office:value-type="string" calcext:value-type="string">
            <text:p>Grants receivable</text:p>
          </table:table-cell>
          <table:table-cell table:style-name="ce217" office:value-type="currency" office:currency="USD" office:value="167035" calcext:value-type="currency">
            <text:p>$167,035</text:p>
          </table:table-cell>
          <table:table-cell table:style-name="ce217" office:value-type="currency" office:currency="USD" office:value="-380486" calcext:value-type="currency">
            <text:p>-$380,486</text:p>
          </table:table-cell>
          <table:table-cell table:style-name="ce217" office:value-type="currency" office:currency="USD" office:value="2735" calcext:value-type="currency">
            <text:p>$2,735</text:p>
          </table:table-cell>
          <table:table-cell table:style-name="ce217" office:value-type="currency" office:currency="USD" office:value="541952" calcext:value-type="currency">
            <text:p>$541,952</text:p>
          </table:table-cell>
          <table:table-cell table:style-name="ce174" office:value-type="string" calcext:value-type="string">
            <text:p>Grants receivable</text:p>
          </table:table-cell>
          <table:table-cell table:style-name="ce217" office:value-type="currency" office:currency="USD" office:value="13130" calcext:value-type="currency">
            <text:p>$13,130</text:p>
          </table:table-cell>
          <table:table-cell table:style-name="ce217" office:value-type="currency" office:currency="USD" office:value="166068" calcext:value-type="currency">
            <text:p>$166,068</text:p>
          </table:table-cell>
          <table:table-cell table:style-name="ce217" office:value-type="currency" office:currency="USD" office:value="-906717" calcext:value-type="currency">
            <text:p>-$906,717</text:p>
          </table:table-cell>
          <table:table-cell table:style-name="ce217" office:value-type="currency" office:currency="USD" office:value="1304283" calcext:value-type="currency">
            <text:p>$1,304,283</text:p>
          </table:table-cell>
          <table:table-cell table:style-name="ce174" office:value-type="string" calcext:value-type="string">
            <text:p>Grants receivable</text:p>
          </table:table-cell>
          <table:table-cell table:style-name="ce217" office:value-type="currency" office:currency="USD" office:value="-725000" calcext:value-type="currency">
            <text:p>-$725,000</text:p>
          </table:table-cell>
          <table:table-cell table:style-name="ce217" office:value-type="currency" office:currency="USD" office:value="883000" calcext:value-type="currency">
            <text:p>$883,000</text:p>
          </table:table-cell>
          <table:table-cell table:style-name="ce231" office:value-type="currency" office:currency="USD" office:value="2000" calcext:value-type="currency">
            <text:p>$2,000</text:p>
          </table:table-cell>
          <table:table-cell table:number-columns-repeated="16365"/>
        </table:table-row>
        <table:table-row table:style-name="ro1">
          <table:table-cell table:style-name="ce174" office:value-type="string" calcext:value-type="string">
            <text:p>Prepaid expenses and deposits</text:p>
          </table:table-cell>
          <table:table-cell table:style-name="ce196" office:value-type="currency" office:currency="USD" office:value="-53930" calcext:value-type="currency">
            <text:p>-$53,930</text:p>
          </table:table-cell>
          <table:table-cell table:style-name="ce196" office:value-type="currency" office:currency="USD" office:value="-74002" calcext:value-type="currency">
            <text:p>-$74,002</text:p>
          </table:table-cell>
          <table:table-cell table:style-name="ce196" office:value-type="currency" office:currency="USD" office:value="-90926" calcext:value-type="currency">
            <text:p>-$90,926</text:p>
          </table:table-cell>
          <table:table-cell table:style-name="ce196" office:value-type="currency" office:currency="USD" office:value="73200" calcext:value-type="currency">
            <text:p>$73,200</text:p>
          </table:table-cell>
          <table:table-cell table:style-name="ce174" office:value-type="string" calcext:value-type="string">
            <text:p>Prepaid expenses and deposits</text:p>
          </table:table-cell>
          <table:table-cell table:style-name="ce217" office:value-type="currency" office:currency="USD" office:value="-261387" calcext:value-type="currency">
            <text:p>-$261,387</text:p>
          </table:table-cell>
          <table:table-cell table:style-name="ce217" office:value-type="currency" office:currency="USD" office:value="-1240883" calcext:value-type="currency">
            <text:p>-$1,240,883</text:p>
          </table:table-cell>
          <table:table-cell table:style-name="ce217" office:value-type="currency" office:currency="USD" office:value="-88087" calcext:value-type="currency">
            <text:p>-$88,087</text:p>
          </table:table-cell>
          <table:table-cell table:style-name="ce217" office:value-type="currency" office:currency="USD" office:value="470333" calcext:value-type="currency">
            <text:p>$470,333</text:p>
          </table:table-cell>
          <table:table-cell table:style-name="ce174" office:value-type="string" calcext:value-type="string">
            <text:p>Prepaid expenses and deposits</text:p>
          </table:table-cell>
          <table:table-cell table:style-name="ce217" office:value-type="currency" office:currency="USD" office:value="-1558793" calcext:value-type="currency">
            <text:p>-$1,558,793</text:p>
          </table:table-cell>
          <table:table-cell table:style-name="ce217" office:value-type="currency" office:currency="USD" office:value="677420" calcext:value-type="currency">
            <text:p>$677,420</text:p>
          </table:table-cell>
          <table:table-cell table:style-name="ce217" office:value-type="currency" office:currency="USD" office:value="-1236192" calcext:value-type="currency">
            <text:p>-$1,236,192</text:p>
          </table:table-cell>
          <table:table-cell table:style-name="ce217" office:value-type="currency" office:currency="USD" office:value="-254876" calcext:value-type="currency">
            <text:p>-$254,876</text:p>
          </table:table-cell>
          <table:table-cell table:style-name="ce174" office:value-type="string" calcext:value-type="string">
            <text:p>Prepaid expenses and deposits</text:p>
          </table:table-cell>
          <table:table-cell table:style-name="ce217" office:value-type="currency" office:currency="USD" office:value="-413544" calcext:value-type="currency">
            <text:p>-$413,544</text:p>
          </table:table-cell>
          <table:table-cell table:style-name="ce217" office:value-type="currency" office:currency="USD" office:value="-2017706" calcext:value-type="currency">
            <text:p>-$2,017,706</text:p>
          </table:table-cell>
          <table:table-cell table:style-name="ce236" office:value-type="currency" office:currency="USD" office:value="-530043" calcext:value-type="currency">
            <text:p>-$530,043</text:p>
          </table:table-cell>
          <table:table-cell table:number-columns-repeated="16365"/>
        </table:table-row>
        <table:table-row table:style-name="ro1">
          <table:table-cell table:style-name="ce174" office:value-type="string" calcext:value-type="string">
            <text:p>Deferred rent asset</text:p>
          </table:table-cell>
          <table:table-cell table:style-name="ce196" table:number-columns-repeated="4"/>
          <table:table-cell table:style-name="ce174" office:value-type="string" calcext:value-type="string">
            <text:p>Deferred rent asset</text:p>
          </table:table-cell>
          <table:table-cell table:style-name="ce217" table:number-columns-repeated="4"/>
          <table:table-cell table:style-name="ce174" office:value-type="string" calcext:value-type="string">
            <text:p>Deferred rent asset</text:p>
          </table:table-cell>
          <table:table-cell table:style-name="ce217" table:number-columns-repeated="4"/>
          <table:table-cell table:style-name="ce174" office:value-type="string" calcext:value-type="string">
            <text:p>Deferred rent asset</text:p>
          </table:table-cell>
          <table:table-cell table:style-name="ce217" table:number-columns-repeated="2"/>
          <table:table-cell table:style-name="ce235"/>
          <table:table-cell table:number-columns-repeated="16365"/>
        </table:table-row>
        <table:table-row table:style-name="ro1">
          <table:table-cell table:style-name="ce172" office:value-type="string" calcext:value-type="string">
            <text:p>Increase (decrease) in operating liabilities</text:p>
          </table:table-cell>
          <table:table-cell table:style-name="ce197" table:number-columns-repeated="4"/>
          <table:table-cell table:style-name="ce172" office:value-type="string" calcext:value-type="string">
            <text:p>Increase (decrease) in operating liabilities</text:p>
          </table:table-cell>
          <table:table-cell table:style-name="ce217" table:number-columns-repeated="4"/>
          <table:table-cell table:style-name="ce172" office:value-type="string" calcext:value-type="string">
            <text:p>Increase (decrease) in operating liabilities</text:p>
          </table:table-cell>
          <table:table-cell table:style-name="ce217" table:number-columns-repeated="4"/>
          <table:table-cell table:style-name="ce172" office:value-type="string" calcext:value-type="string">
            <text:p>Increase (decrease) in operating liabilities</text:p>
          </table:table-cell>
          <table:table-cell table:style-name="ce217" table:number-columns-repeated="2"/>
          <table:table-cell table:style-name="ce235"/>
          <table:table-cell table:number-columns-repeated="16365"/>
        </table:table-row>
        <table:table-row table:style-name="ro1">
          <table:table-cell table:style-name="ce174" office:value-type="string" calcext:value-type="string">
            <text:p>Accounts payable and accrued liabilities</text:p>
          </table:table-cell>
          <table:table-cell table:style-name="ce196" table:formula="of:=SUM(131797;36771)" office:value-type="currency" office:currency="USD" office:value="168568" calcext:value-type="currency">
            <text:p>$168,568</text:p>
          </table:table-cell>
          <table:table-cell table:style-name="ce196" table:formula="of:=SUM(24329;101636)" office:value-type="currency" office:currency="USD" office:value="125965" calcext:value-type="currency">
            <text:p>$125,965</text:p>
          </table:table-cell>
          <table:table-cell table:style-name="ce196" office:value-type="currency" office:currency="USD" office:value="339095" calcext:value-type="currency">
            <text:p>$339,095</text:p>
          </table:table-cell>
          <table:table-cell table:style-name="ce196" office:value-type="currency" office:currency="USD" office:value="1339028" calcext:value-type="currency">
            <text:p>$1,339,028</text:p>
          </table:table-cell>
          <table:table-cell table:style-name="ce174" office:value-type="string" calcext:value-type="string">
            <text:p>Accounts payable and accrued liabilities</text:p>
          </table:table-cell>
          <table:table-cell table:style-name="ce217" office:value-type="currency" office:currency="USD" office:value="1943090" calcext:value-type="currency">
            <text:p>$1,943,090</text:p>
          </table:table-cell>
          <table:table-cell table:style-name="ce217" office:value-type="currency" office:currency="USD" office:value="1096710" calcext:value-type="currency">
            <text:p>$1,096,710</text:p>
          </table:table-cell>
          <table:table-cell table:style-name="ce217" office:value-type="currency" office:currency="USD" office:value="-384880" calcext:value-type="currency">
            <text:p>-$384,880</text:p>
          </table:table-cell>
          <table:table-cell table:style-name="ce217" office:value-type="currency" office:currency="USD" office:value="697873" calcext:value-type="currency">
            <text:p>$697,873</text:p>
          </table:table-cell>
          <table:table-cell table:style-name="ce174" office:value-type="string" calcext:value-type="string">
            <text:p>Accounts payable and accrued liabilities</text:p>
          </table:table-cell>
          <table:table-cell table:style-name="ce217" office:value-type="currency" office:currency="USD" office:value="1456653" calcext:value-type="currency">
            <text:p>$1,456,653</text:p>
          </table:table-cell>
          <table:table-cell table:style-name="ce217" office:value-type="currency" office:currency="USD" office:value="1183357" calcext:value-type="currency">
            <text:p>$1,183,357</text:p>
          </table:table-cell>
          <table:table-cell table:style-name="ce217" office:value-type="currency" office:currency="USD" office:value="3546032" calcext:value-type="currency">
            <text:p>$3,546,032</text:p>
          </table:table-cell>
          <table:table-cell table:style-name="ce217" office:value-type="currency" office:currency="USD" office:value="1067570" calcext:value-type="currency">
            <text:p>$1,067,570</text:p>
          </table:table-cell>
          <table:table-cell table:style-name="ce174" office:value-type="string" calcext:value-type="string">
            <text:p>Accounts payable and accrued liabilities</text:p>
          </table:table-cell>
          <table:table-cell table:style-name="ce217" office:value-type="currency" office:currency="USD" office:value="-2395184" calcext:value-type="currency">
            <text:p>-$2,395,184</text:p>
          </table:table-cell>
          <table:table-cell table:style-name="ce217" office:value-type="currency" office:currency="USD" office:value="4274373" calcext:value-type="currency">
            <text:p>$4,274,373</text:p>
          </table:table-cell>
          <table:table-cell table:style-name="ce231" office:value-type="currency" office:currency="USD" office:value="1952538" calcext:value-type="currency">
            <text:p>$1,952,538</text:p>
          </table:table-cell>
          <table:table-cell table:number-columns-repeated="16365"/>
        </table:table-row>
        <table:table-row table:style-name="ro1">
          <table:table-cell table:style-name="ce174" office:value-type="string" calcext:value-type="string">
            <text:p>Deferred revenues</text:p>
          </table:table-cell>
          <table:table-cell table:style-name="ce197" table:number-columns-repeated="3"/>
          <table:table-cell table:style-name="ce197" office:value-type="currency" office:currency="USD" office:value="62500" calcext:value-type="currency">
            <text:p>$62,500</text:p>
          </table:table-cell>
          <table:table-cell table:style-name="ce174" office:value-type="string" calcext:value-type="string">
            <text:p>Deferred revenues</text:p>
          </table:table-cell>
          <table:table-cell table:style-name="ce217" office:value-type="currency" office:currency="USD" office:value="-62500" calcext:value-type="currency">
            <text:p>-$62,500</text:p>
          </table:table-cell>
          <table:table-cell table:style-name="ce217" office:value-type="currency" office:currency="USD" office:value="1635767" calcext:value-type="currency">
            <text:p>$1,635,767</text:p>
          </table:table-cell>
          <table:table-cell table:style-name="ce217" office:value-type="currency" office:currency="USD" office:value="-1012883" calcext:value-type="currency">
            <text:p>-$1,012,883</text:p>
          </table:table-cell>
          <table:table-cell table:style-name="ce217" office:value-type="currency" office:currency="USD" office:value="-252513" calcext:value-type="currency">
            <text:p>-$252,513</text:p>
          </table:table-cell>
          <table:table-cell table:style-name="ce174" office:value-type="string" calcext:value-type="string">
            <text:p>Deferred revenues</text:p>
          </table:table-cell>
          <table:table-cell table:style-name="ce217" office:value-type="currency" office:currency="USD" office:value="1298564" calcext:value-type="currency">
            <text:p>$1,298,564</text:p>
          </table:table-cell>
          <table:table-cell table:style-name="ce217" office:value-type="currency" office:currency="USD" office:value="-66629" calcext:value-type="currency">
            <text:p>-$66,629</text:p>
          </table:table-cell>
          <table:table-cell table:style-name="ce217" office:value-type="currency" office:currency="USD" office:value="-268181" calcext:value-type="currency">
            <text:p>-$268,181</text:p>
          </table:table-cell>
          <table:table-cell table:style-name="ce217" office:value-type="currency" office:currency="USD" office:value="-412375" calcext:value-type="currency">
            <text:p>-$412,375</text:p>
          </table:table-cell>
          <table:table-cell table:style-name="ce174" office:value-type="string" calcext:value-type="string">
            <text:p>Deferred revenues</text:p>
          </table:table-cell>
          <table:table-cell table:style-name="ce217" office:value-type="currency" office:currency="USD" office:value="671623" calcext:value-type="currency">
            <text:p>$671,623</text:p>
          </table:table-cell>
          <table:table-cell table:style-name="ce217" office:value-type="currency" office:currency="USD" office:value="1348680" calcext:value-type="currency">
            <text:p>$1,348,680</text:p>
          </table:table-cell>
          <table:table-cell table:style-name="ce231" office:value-type="currency" office:currency="USD" office:value="2738652" calcext:value-type="currency">
            <text:p>$2,738,652</text:p>
          </table:table-cell>
          <table:table-cell table:number-columns-repeated="16365"/>
        </table:table-row>
        <table:table-row table:style-name="ro1">
          <table:table-cell table:style-name="ce174" office:value-type="string" calcext:value-type="string">
            <text:p>Deferred rent liability</text:p>
          </table:table-cell>
          <table:table-cell table:style-name="ce197" table:number-columns-repeated="4"/>
          <table:table-cell table:style-name="ce174" office:value-type="string" calcext:value-type="string">
            <text:p>Deferred rent liability</text:p>
          </table:table-cell>
          <table:table-cell table:style-name="ce217"/>
          <table:table-cell table:style-name="ce217" office:value-type="currency" office:currency="USD" office:value="164972" calcext:value-type="currency">
            <text:p>$164,972</text:p>
          </table:table-cell>
          <table:table-cell table:style-name="ce217" office:value-type="currency" office:currency="USD" office:value="492459" calcext:value-type="currency">
            <text:p>$492,459</text:p>
          </table:table-cell>
          <table:table-cell table:style-name="ce217" office:value-type="currency" office:currency="USD" office:value="515839" calcext:value-type="currency">
            <text:p>$515,839</text:p>
          </table:table-cell>
          <table:table-cell table:style-name="ce174" office:value-type="string" calcext:value-type="string">
            <text:p>Deferred rent liability</text:p>
          </table:table-cell>
          <table:table-cell table:style-name="ce217" office:value-type="currency" office:currency="USD" office:value="165857" calcext:value-type="currency">
            <text:p>$165,857</text:p>
          </table:table-cell>
          <table:table-cell table:style-name="ce217" office:value-type="currency" office:currency="USD" office:value="608637" calcext:value-type="currency">
            <text:p>$608,637</text:p>
          </table:table-cell>
          <table:table-cell table:style-name="ce217" office:value-type="currency" office:currency="USD" office:value="4144643" calcext:value-type="currency">
            <text:p>$4,144,643</text:p>
          </table:table-cell>
          <table:table-cell table:style-name="ce217" office:value-type="currency" office:currency="USD" office:value="-1171631" calcext:value-type="currency">
            <text:p>-$1,171,631</text:p>
          </table:table-cell>
          <table:table-cell table:style-name="ce174" office:value-type="string" calcext:value-type="string">
            <text:p>Deferred rent liability</text:p>
          </table:table-cell>
          <table:table-cell table:style-name="ce217" office:value-type="currency" office:currency="USD" office:value="1017932" calcext:value-type="currency">
            <text:p>$1,017,932</text:p>
          </table:table-cell>
          <table:table-cell table:style-name="ce217" office:value-type="currency" office:currency="USD" office:value="-183558" calcext:value-type="currency">
            <text:p>-$183,558</text:p>
          </table:table-cell>
          <table:table-cell table:style-name="ce237" office:value-type="currency" office:currency="USD" office:value="1166080" calcext:value-type="currency">
            <text:p>$1,166,080</text:p>
          </table:table-cell>
          <table:table-cell table:number-columns-repeated="16365"/>
        </table:table-row>
        <table:table-row table:style-name="ro1">
          <table:table-cell table:style-name="ce175" office:value-type="string" calcext:value-type="string">
            <text:p>Net cash provided (used) by operating activities</text:p>
          </table:table-cell>
          <table:table-cell table:style-name="ce198" table:formula="of:=SUM([.B3:.B19])" office:value-type="currency" office:currency="USD" office:value="394797" calcext:value-type="currency">
            <text:p>$394,797</text:p>
          </table:table-cell>
          <table:table-cell table:style-name="ce198" table:formula="of:=SUM([.C3:.C19])" office:value-type="currency" office:currency="USD" office:value="-2997" calcext:value-type="currency">
            <text:p>-$2,997</text:p>
          </table:table-cell>
          <table:table-cell table:style-name="ce198" table:formula="of:=SUM([.D3:.D19])" office:value-type="currency" office:currency="USD" office:value="191015" calcext:value-type="currency">
            <text:p>$191,015</text:p>
          </table:table-cell>
          <table:table-cell table:style-name="ce198" table:formula="of:=SUM([.E3:.E19])" office:value-type="currency" office:currency="USD" office:value="4201039" calcext:value-type="currency">
            <text:p>$4,201,039</text:p>
          </table:table-cell>
          <table:table-cell table:style-name="ce175" office:value-type="string" calcext:value-type="string">
            <text:p>Net cash provided (used) by operating activities</text:p>
          </table:table-cell>
          <table:table-cell table:style-name="ce198" table:formula="of:=SUM([.G3:.G19])" office:value-type="currency" office:currency="USD" office:value="123163" calcext:value-type="currency">
            <text:p>$123,163</text:p>
          </table:table-cell>
          <table:table-cell table:style-name="ce198" table:formula="of:=SUM([.H3:.H19])" office:value-type="currency" office:currency="USD" office:value="3446831" calcext:value-type="currency">
            <text:p>$3,446,831</text:p>
          </table:table-cell>
          <table:table-cell table:style-name="ce198" table:formula="of:=SUM([.I3:.I19])" office:value-type="currency" office:currency="USD" office:value="-489755" calcext:value-type="currency">
            <text:p>-$489,755</text:p>
          </table:table-cell>
          <table:table-cell table:style-name="ce198" table:formula="of:=SUM([.J3:.J19])" office:value-type="currency" office:currency="USD" office:value="9360396" calcext:value-type="currency">
            <text:p>$9,360,396</text:p>
          </table:table-cell>
          <table:table-cell table:style-name="ce175" office:value-type="string" calcext:value-type="string">
            <text:p>Net cash provided (used) by operating activities</text:p>
          </table:table-cell>
          <table:table-cell table:style-name="ce198" table:formula="of:=SUM([.L3:.L19])" office:value-type="currency" office:currency="USD" office:value="10079303" calcext:value-type="currency">
            <text:p>$10,079,303</text:p>
          </table:table-cell>
          <table:table-cell table:style-name="ce220" table:formula="of:=SUM([.M3:.M19])" office:value-type="currency" office:currency="USD" office:value="7575115" calcext:value-type="currency">
            <text:p>$7,575,115</text:p>
          </table:table-cell>
          <table:table-cell table:style-name="ce220" table:formula="of:=SUM([.N3:.N19])" office:value-type="currency" office:currency="USD" office:value="10600598" calcext:value-type="currency">
            <text:p>$10,600,598</text:p>
          </table:table-cell>
          <table:table-cell table:style-name="ce220" table:formula="of:=SUM([.O3:.O19])" office:value-type="currency" office:currency="USD" office:value="3755239" calcext:value-type="currency">
            <text:p>$3,755,239</text:p>
          </table:table-cell>
          <table:table-cell table:style-name="ce175" office:value-type="string" calcext:value-type="string">
            <text:p>Net cash provided (used) by operating activities</text:p>
          </table:table-cell>
          <table:table-cell table:style-name="ce220" table:formula="of:=SUM([.Q3:.Q19])" office:value-type="currency" office:currency="USD" office:value="-2013896" calcext:value-type="currency">
            <text:p>-$2,013,896</text:p>
          </table:table-cell>
          <table:table-cell table:style-name="ce220" table:formula="of:=SUM([.R3:.R19])" office:value-type="currency" office:currency="USD" office:value="12702204" calcext:value-type="currency">
            <text:p>$12,702,204</text:p>
          </table:table-cell>
          <table:table-cell table:style-name="ce238" table:formula="of:=SUM([.S3:.S19])" office:value-type="currency" office:currency="USD" office:value="8535884" calcext:value-type="currency">
            <text:p>$8,535,884</text:p>
          </table:table-cell>
          <table:table-cell table:number-columns-repeated="16365"/>
        </table:table-row>
        <table:table-row table:style-name="ro3">
          <table:table-cell table:style-name="ce175"/>
          <table:table-cell table:style-name="ce198" table:number-columns-repeated="4"/>
          <table:table-cell table:style-name="ce175"/>
          <table:table-cell table:style-name="ce198" table:number-columns-repeated="4"/>
          <table:table-cell table:style-name="ce175"/>
          <table:table-cell table:style-name="ce198"/>
          <table:table-cell table:style-name="ce220" table:number-columns-repeated="3"/>
          <table:table-cell table:style-name="ce175"/>
          <table:table-cell table:style-name="ce220" table:number-columns-repeated="2"/>
          <table:table-cell table:style-name="ce238"/>
          <table:table-cell table:number-columns-repeated="16365"/>
        </table:table-row>
        <table:table-row table:style-name="ro1">
          <table:table-cell table:style-name="ce168" office:value-type="string" calcext:value-type="string">
            <text:p>Year Ending June 30th, </text:p>
          </table:table-cell>
          <table:table-cell table:style-name="ce194" office:value-type="string" calcext:value-type="string">
            <text:p>2006-2008</text:p>
          </table:table-cell>
          <table:table-cell table:style-name="ce194" office:value-type="float" office:value="2009" calcext:value-type="float">
            <text:p>2009</text:p>
          </table:table-cell>
          <table:table-cell table:style-name="ce194" office:value-type="float" office:value="2010" calcext:value-type="float">
            <text:p>2010</text:p>
          </table:table-cell>
          <table:table-cell table:style-name="ce194" office:value-type="float" office:value="2011" calcext:value-type="float">
            <text:p>2011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168" office:value-type="float" office:value="2012" calcext:value-type="float">
            <text:p>2012</text:p>
          </table:table-cell>
          <table:table-cell table:style-name="ce168" office:value-type="float" office:value="2013" calcext:value-type="float">
            <text:p>2013</text:p>
          </table:table-cell>
          <table:table-cell table:style-name="ce168" office:value-type="float" office:value="2014" calcext:value-type="float">
            <text:p>2014</text:p>
          </table:table-cell>
          <table:table-cell table:style-name="ce219" office:value-type="float" office:value="2015" calcext:value-type="float">
            <text:p>2015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16" calcext:value-type="float">
            <text:p>2016</text:p>
          </table:table-cell>
          <table:table-cell table:style-name="ce219" office:value-type="float" office:value="2017" calcext:value-type="float">
            <text:p>2017</text:p>
          </table:table-cell>
          <table:table-cell table:style-name="ce219" office:value-type="float" office:value="2018" calcext:value-type="float">
            <text:p>2018</text:p>
          </table:table-cell>
          <table:table-cell table:style-name="ce219" office:value-type="float" office:value="2019" calcext:value-type="float">
            <text:p>2019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20" calcext:value-type="float">
            <text:p>2020</text:p>
          </table:table-cell>
          <table:table-cell table:style-name="ce225" office:value-type="float" office:value="2021" calcext:value-type="float">
            <text:p>2021</text:p>
          </table:table-cell>
          <table:table-cell table:style-name="ce225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70" office:value-type="string" calcext:value-type="string">
            <text:p>Cash flows from investing activities</text:p>
          </table:table-cell>
          <table:table-cell table:style-name="ce199"/>
          <table:table-cell table:style-name="ce215"/>
          <table:table-cell table:style-name="ce199"/>
          <table:table-cell table:style-name="ce215"/>
          <table:table-cell table:style-name="ce170" office:value-type="string" calcext:value-type="string">
            <text:p>Cash flows from invest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invest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investing activities</text:p>
          </table:table-cell>
          <table:table-cell table:style-name="ce215" table:number-columns-repeated="2"/>
          <table:table-cell table:style-name="ce230"/>
          <table:table-cell table:style-name="ce129" table:number-columns-repeated="16365"/>
        </table:table-row>
        <table:table-row table:style-name="ro1">
          <table:table-cell table:style-name="ce172" office:value-type="string" calcext:value-type="string">
            <text:p><text:span text:style-name="T9">Proceeds from sale of property, plant, and equipment</text:span></text:p>
          </table:table-cell>
          <table:table-cell table:style-name="ce196" table:number-columns-repeated="4"/>
          <table:table-cell table:style-name="ce172" office:value-type="string" calcext:value-type="string">
            <text:p><text:span text:style-name="T9">Proceeds from sale of property, plant, and equipment</text:span></text:p>
          </table:table-cell>
          <table:table-cell table:style-name="ce206"/>
          <table:table-cell table:style-name="ce206" office:value-type="currency" office:currency="USD" office:value="1650071" calcext:value-type="currency">
            <text:p>$1,650,071</text:p>
          </table:table-cell>
          <table:table-cell table:style-name="ce206" office:value-type="currency" office:currency="USD" office:value="770000" calcext:value-type="currency">
            <text:p>$770,000</text:p>
          </table:table-cell>
          <table:table-cell table:style-name="ce206"/>
          <table:table-cell table:style-name="ce172" office:value-type="string" calcext:value-type="string">
            <text:p><text:span text:style-name="T9">Proceeds from sale of property, plant, and equipment</text:span></text:p>
          </table:table-cell>
          <table:table-cell table:style-name="ce206" office:value-type="currency" office:currency="USD" office:value="3611" calcext:value-type="currency">
            <text:p>$3,611</text:p>
          </table:table-cell>
          <table:table-cell table:style-name="ce206" table:number-columns-repeated="3"/>
          <table:table-cell table:style-name="ce172" office:value-type="string" calcext:value-type="string">
            <text:p><text:span text:style-name="T9">Proceeds from sale of property, plant, and equipment</text:span></text:p>
          </table:table-cell>
          <table:table-cell table:style-name="ce206"/>
          <table:table-cell table:style-name="ce218"/>
          <table:table-cell table:style-name="ce239" office:value-type="currency" office:currency="USD" office:value="1079193" calcext:value-type="currency">
            <text:p>$1,079,193</text:p>
          </table:table-cell>
          <table:table-cell table:number-columns-repeated="16365"/>
        </table:table-row>
        <table:table-row table:style-name="ro1">
          <table:table-cell table:style-name="ce172" office:value-type="string" calcext:value-type="string">
            <text:p>Proceeds from sale of stock</text:p>
          </table:table-cell>
          <table:table-cell table:style-name="ce196" table:number-columns-repeated="4"/>
          <table:table-cell table:style-name="ce172" office:value-type="string" calcext:value-type="string">
            <text:p>Proceeds from sale of stock</text:p>
          </table:table-cell>
          <table:table-cell table:style-name="ce206" table:number-columns-repeated="4"/>
          <table:table-cell table:style-name="ce172" office:value-type="string" calcext:value-type="string">
            <text:p>Proceeds from sale of stock</text:p>
          </table:table-cell>
          <table:table-cell table:style-name="ce206" office:value-type="currency" office:currency="USD" office:value="249350" calcext:value-type="currency">
            <text:p>$249,350</text:p>
          </table:table-cell>
          <table:table-cell table:style-name="ce206" table:number-columns-repeated="3"/>
          <table:table-cell table:style-name="ce172" office:value-type="string" calcext:value-type="string">
            <text:p>Proceeds from sale of stock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2" office:value-type="string" calcext:value-type="string">
            <text:p>Proceeds from note receivable</text:p>
          </table:table-cell>
          <table:table-cell table:style-name="ce196" table:number-columns-repeated="4"/>
          <table:table-cell table:style-name="ce172" office:value-type="string" calcext:value-type="string">
            <text:p>Proceeds from note receivable</text:p>
          </table:table-cell>
          <table:table-cell table:style-name="ce206" table:number-columns-repeated="4"/>
          <table:table-cell table:style-name="ce172" office:value-type="string" calcext:value-type="string">
            <text:p>Proceeds from note receivable</text:p>
          </table:table-cell>
          <table:table-cell table:style-name="ce206" table:number-columns-repeated="2"/>
          <table:table-cell table:style-name="ce206" office:value-type="currency" office:currency="USD" office:value="560000" calcext:value-type="currency">
            <text:p>$560,000</text:p>
          </table:table-cell>
          <table:table-cell table:style-name="ce206"/>
          <table:table-cell table:style-name="ce172" office:value-type="string" calcext:value-type="string">
            <text:p>Proceeds from note receivable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2" office:value-type="string" calcext:value-type="string">
            <text:p><text:span text:style-name="T9">Purchases of property, plant, and equipment</text:span></text:p>
          </table:table-cell>
          <table:table-cell table:style-name="ce196" office:value-type="currency" office:currency="USD" office:value="-4243089" calcext:value-type="currency">
            <text:p>-$4,243,089</text:p>
          </table:table-cell>
          <table:table-cell table:style-name="ce216" office:value-type="currency" office:currency="USD" office:value="-5729479" calcext:value-type="currency">
            <text:p>-$5,729,479</text:p>
          </table:table-cell>
          <table:table-cell table:style-name="ce196" office:value-type="currency" office:currency="USD" office:value="-6685221" calcext:value-type="currency">
            <text:p>-$6,685,221</text:p>
          </table:table-cell>
          <table:table-cell table:style-name="ce196" office:value-type="currency" office:currency="USD" office:value="-14287712" calcext:value-type="currency">
            <text:p>-$14,287,712</text:p>
          </table:table-cell>
          <table:table-cell table:style-name="ce172" office:value-type="string" calcext:value-type="string">
            <text:p><text:span text:style-name="T9">Purchases of property, plant, and equipment</text:span></text:p>
          </table:table-cell>
          <table:table-cell table:style-name="ce206" office:value-type="currency" office:currency="USD" office:value="-11133681" calcext:value-type="currency">
            <text:p>-$11,133,681</text:p>
          </table:table-cell>
          <table:table-cell table:style-name="ce206" office:value-type="currency" office:currency="USD" office:value="-9115145" calcext:value-type="currency">
            <text:p>-$9,115,145</text:p>
          </table:table-cell>
          <table:table-cell table:style-name="ce206" office:value-type="currency" office:currency="USD" office:value="-13206306" calcext:value-type="currency">
            <text:p>-$13,206,306</text:p>
          </table:table-cell>
          <table:table-cell table:style-name="ce206" office:value-type="currency" office:currency="USD" office:value="-11025976" calcext:value-type="currency">
            <text:p>-$11,025,976</text:p>
          </table:table-cell>
          <table:table-cell table:style-name="ce172" office:value-type="string" calcext:value-type="string">
            <text:p><text:span text:style-name="T9">Purchases of property, plant, and equipment</text:span></text:p>
          </table:table-cell>
          <table:table-cell table:style-name="ce206" office:value-type="currency" office:currency="USD" office:value="-26165647" calcext:value-type="currency">
            <text:p>-$26,165,647</text:p>
          </table:table-cell>
          <table:table-cell table:style-name="ce206" office:value-type="currency" office:currency="USD" office:value="-18766316" calcext:value-type="currency">
            <text:p>-$18,766,316</text:p>
          </table:table-cell>
          <table:table-cell table:style-name="ce206" office:value-type="currency" office:currency="USD" office:value="-6891872" calcext:value-type="currency">
            <text:p>-$6,891,872</text:p>
          </table:table-cell>
          <table:table-cell table:style-name="ce206" office:value-type="currency" office:currency="USD" office:value="-39946341" calcext:value-type="currency">
            <text:p>-$39,946,341</text:p>
          </table:table-cell>
          <table:table-cell table:style-name="ce172" office:value-type="string" calcext:value-type="string">
            <text:p><text:span text:style-name="T9">Purchases of property, plant, and equipment</text:span></text:p>
          </table:table-cell>
          <table:table-cell table:style-name="ce206" office:value-type="currency" office:currency="USD" office:value="-980966" calcext:value-type="currency">
            <text:p>-$980,966</text:p>
          </table:table-cell>
          <table:table-cell table:style-name="ce218" office:value-type="currency" office:currency="USD" office:value="-28891372" calcext:value-type="currency">
            <text:p>-$28,891,372</text:p>
          </table:table-cell>
          <table:table-cell table:style-name="ce239" office:value-type="currency" office:currency="USD" office:value="-1036008" calcext:value-type="currency">
            <text:p>-$1,036,008</text:p>
          </table:table-cell>
          <table:table-cell table:number-columns-repeated="16365"/>
        </table:table-row>
        <table:table-row table:style-name="ro1">
          <table:table-cell table:style-name="ce172" office:value-type="string" calcext:value-type="string">
            <text:p>Purchases of investment</text:p>
          </table:table-cell>
          <table:table-cell table:style-name="ce196"/>
          <table:table-cell table:style-name="ce196" office:value-type="currency" office:currency="USD" office:value="-1000001" calcext:value-type="currency">
            <text:p>-$1,000,001</text:p>
          </table:table-cell>
          <table:table-cell table:style-name="ce196" table:number-columns-repeated="2"/>
          <table:table-cell table:style-name="ce172" office:value-type="string" calcext:value-type="string">
            <text:p>Purchases of investment</text:p>
          </table:table-cell>
          <table:table-cell table:style-name="ce206" table:number-columns-repeated="4"/>
          <table:table-cell table:style-name="ce172" office:value-type="string" calcext:value-type="string">
            <text:p>Purchases of investment</text:p>
          </table:table-cell>
          <table:table-cell table:style-name="ce206" table:number-columns-repeated="4"/>
          <table:table-cell table:style-name="ce172" office:value-type="string" calcext:value-type="string">
            <text:p>Purchases of investment</text:p>
          </table:table-cell>
          <table:table-cell table:style-name="ce206"/>
          <table:table-cell table:style-name="ce218"/>
          <table:table-cell table:style-name="ce240"/>
          <table:table-cell table:number-columns-repeated="16365"/>
        </table:table-row>
        <table:table-row table:style-name="ro1">
          <table:table-cell table:style-name="ce172" office:value-type="string" calcext:value-type="string">
            <text:p>Net sales of investments</text:p>
          </table:table-cell>
          <table:table-cell table:style-name="ce196" table:number-columns-repeated="2"/>
          <table:table-cell table:style-name="ce196" office:value-type="currency" office:currency="USD" office:value="1000123" calcext:value-type="currency">
            <text:p>$1,000,123</text:p>
          </table:table-cell>
          <table:table-cell table:style-name="ce196"/>
          <table:table-cell table:style-name="ce172" office:value-type="string" calcext:value-type="string">
            <text:p>Net sales of investments</text:p>
          </table:table-cell>
          <table:table-cell table:style-name="ce206" table:number-columns-repeated="4"/>
          <table:table-cell table:style-name="ce172" office:value-type="string" calcext:value-type="string">
            <text:p>Net sales of investments</text:p>
          </table:table-cell>
          <table:table-cell table:style-name="ce206" table:number-columns-repeated="4"/>
          <table:table-cell table:style-name="ce172" office:value-type="string" calcext:value-type="string">
            <text:p>Net sales of investments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6" office:value-type="string" calcext:value-type="string">
            <text:p>Net cash used by investing activities</text:p>
          </table:table-cell>
          <table:table-cell table:style-name="ce200" table:formula="of:=SUM([.B24:.B29])" office:value-type="currency" office:currency="USD" office:value="-4243089" calcext:value-type="currency">
            <text:p>-$4,243,089</text:p>
          </table:table-cell>
          <table:table-cell table:style-name="ce200" table:formula="of:=SUM([.C24:.C29])" office:value-type="currency" office:currency="USD" office:value="-6729480" calcext:value-type="currency">
            <text:p>-$6,729,480</text:p>
          </table:table-cell>
          <table:table-cell table:style-name="ce200" table:formula="of:=SUM([.D24:.D29])" office:value-type="currency" office:currency="USD" office:value="-5685098" calcext:value-type="currency">
            <text:p>-$5,685,098</text:p>
          </table:table-cell>
          <table:table-cell table:style-name="ce200" table:formula="of:=SUM([.E24:.E29])" office:value-type="currency" office:currency="USD" office:value="-14287712" calcext:value-type="currency">
            <text:p>-$14,287,712</text:p>
          </table:table-cell>
          <table:table-cell table:style-name="ce176" office:value-type="string" calcext:value-type="string">
            <text:p>Net cash used by investing activities</text:p>
          </table:table-cell>
          <table:table-cell table:style-name="ce200" table:formula="of:=SUM([.G24:.G29])" office:value-type="currency" office:currency="USD" office:value="-11133681" calcext:value-type="currency">
            <text:p>-$11,133,681</text:p>
          </table:table-cell>
          <table:table-cell table:style-name="ce200" table:formula="of:=SUM([.H24:.H29])" office:value-type="currency" office:currency="USD" office:value="-7465074" calcext:value-type="currency">
            <text:p>-$7,465,074</text:p>
          </table:table-cell>
          <table:table-cell table:style-name="ce200" table:formula="of:=SUM([.I24:.I29])" office:value-type="currency" office:currency="USD" office:value="-12436306" calcext:value-type="currency">
            <text:p>-$12,436,306</text:p>
          </table:table-cell>
          <table:table-cell table:style-name="ce200" table:formula="of:=SUM([.J24:.J29])" office:value-type="currency" office:currency="USD" office:value="-11025976" calcext:value-type="currency">
            <text:p>-$11,025,976</text:p>
          </table:table-cell>
          <table:table-cell table:style-name="ce176" office:value-type="string" calcext:value-type="string">
            <text:p>Net cash used by investing activities</text:p>
          </table:table-cell>
          <table:table-cell table:style-name="ce200" table:formula="of:=SUM([.L24:.L29])" office:value-type="currency" office:currency="USD" office:value="-25912686" calcext:value-type="currency">
            <text:p>-$25,912,686</text:p>
          </table:table-cell>
          <table:table-cell table:style-name="ce221" table:formula="of:=SUM([.M24:.M29])" office:value-type="currency" office:currency="USD" office:value="-18766316" calcext:value-type="currency">
            <text:p>-$18,766,316</text:p>
          </table:table-cell>
          <table:table-cell table:style-name="ce221" table:formula="of:=SUM([.N24:.N29])" office:value-type="currency" office:currency="USD" office:value="-6331872" calcext:value-type="currency">
            <text:p>-$6,331,872</text:p>
          </table:table-cell>
          <table:table-cell table:style-name="ce221" table:formula="of:=SUM([.O24:.O29])" office:value-type="currency" office:currency="USD" office:value="-39946341" calcext:value-type="currency">
            <text:p>-$39,946,341</text:p>
          </table:table-cell>
          <table:table-cell table:style-name="ce176" office:value-type="string" calcext:value-type="string">
            <text:p>Net cash used by investing activities</text:p>
          </table:table-cell>
          <table:table-cell table:style-name="ce221" table:formula="of:=SUM([.Q24:.Q29])" office:value-type="currency" office:currency="USD" office:value="-980966" calcext:value-type="currency">
            <text:p>-$980,966</text:p>
          </table:table-cell>
          <table:table-cell table:style-name="ce221" table:formula="of:=SUM([.R24:.R29])" office:value-type="currency" office:currency="USD" office:value="-28891372" calcext:value-type="currency">
            <text:p>-$28,891,372</text:p>
          </table:table-cell>
          <table:table-cell table:style-name="ce241" table:formula="of:=SUM([.S24:.S29])" office:value-type="currency" office:currency="USD" office:value="43185" calcext:value-type="currency">
            <text:p>$43,185</text:p>
          </table:table-cell>
          <table:table-cell table:number-columns-repeated="16365"/>
        </table:table-row>
        <table:table-row table:style-name="ro1">
          <table:table-cell table:style-name="ce170" office:value-type="string" calcext:value-type="string">
            <text:p>Cash flows from financing activities</text:p>
          </table:table-cell>
          <table:table-cell table:style-name="ce201" table:number-columns-repeated="4"/>
          <table:table-cell table:style-name="ce170" office:value-type="string" calcext:value-type="string">
            <text:p>Cash flows from financ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financing activities</text:p>
          </table:table-cell>
          <table:table-cell table:style-name="ce215" table:number-columns-repeated="4"/>
          <table:table-cell table:style-name="ce170" office:value-type="string" calcext:value-type="string">
            <text:p>Cash flows from financing activities</text:p>
          </table:table-cell>
          <table:table-cell table:style-name="ce215" table:number-columns-repeated="2"/>
          <table:table-cell table:style-name="ce230"/>
          <table:table-cell table:style-name="ce129" table:number-columns-repeated="16365"/>
        </table:table-row>
        <table:table-row table:style-name="ro1">
          <table:table-cell table:style-name="ce171" office:value-type="string" calcext:value-type="string">
            <text:p>Intracompany loans</text:p>
          </table:table-cell>
          <table:table-cell table:style-name="ce196" table:number-columns-repeated="4"/>
          <table:table-cell table:style-name="ce171" office:value-type="string" calcext:value-type="string">
            <text:p>Intracompany loans</text:p>
          </table:table-cell>
          <table:table-cell table:style-name="ce206" table:number-columns-repeated="4"/>
          <table:table-cell table:style-name="ce171" office:value-type="string" calcext:value-type="string">
            <text:p>Intracompany loans</text:p>
          </table:table-cell>
          <table:table-cell table:number-columns-repeated="2" table:style-name="ce206" office:value-type="currency" office:currency="USD" office:value="-2244791" calcext:value-type="currency">
            <text:p>-$2,244,791</text:p>
          </table:table-cell>
          <table:table-cell table:style-name="ce206" office:value-type="currency" office:currency="USD" office:value="-750000" calcext:value-type="currency">
            <text:p>-$750,000</text:p>
          </table:table-cell>
          <table:table-cell table:style-name="ce206"/>
          <table:table-cell table:style-name="ce171" office:value-type="string" calcext:value-type="string">
            <text:p>Intracompany loans</text:p>
          </table:table-cell>
          <table:table-cell table:style-name="ce206"/>
          <table:table-cell table:style-name="ce206" office:value-type="currency" office:currency="USD" office:value="-19355" calcext:value-type="currency">
            <text:p>-$19,355</text:p>
          </table:table-cell>
          <table:table-cell table:style-name="ce240"/>
          <table:table-cell table:number-columns-repeated="16365"/>
        </table:table-row>
        <table:table-row table:style-name="ro1">
          <table:table-cell table:style-name="ce171" office:value-type="string" calcext:value-type="string">
            <text:p>Change in restricted cash</text:p>
          </table:table-cell>
          <table:table-cell table:style-name="ce196" table:number-columns-repeated="2"/>
          <table:table-cell table:style-name="ce196" office:value-type="currency" office:currency="USD" office:value="-40019" calcext:value-type="currency">
            <text:p>-$40,019</text:p>
          </table:table-cell>
          <table:table-cell table:style-name="ce196" office:value-type="currency" office:currency="USD" office:value="-869940" calcext:value-type="currency">
            <text:p>-$869,940</text:p>
          </table:table-cell>
          <table:table-cell table:style-name="ce171" office:value-type="string" calcext:value-type="string">
            <text:p>Change in restricted cash</text:p>
          </table:table-cell>
          <table:table-cell table:style-name="ce206" office:value-type="currency" office:currency="USD" office:value="-1017690" calcext:value-type="currency">
            <text:p>-$1,017,690</text:p>
          </table:table-cell>
          <table:table-cell table:style-name="ce206" office:value-type="currency" office:currency="USD" office:value="-3087080" calcext:value-type="currency">
            <text:p>-$3,087,080</text:p>
          </table:table-cell>
          <table:table-cell table:style-name="ce206" office:value-type="currency" office:currency="USD" office:value="-135150" calcext:value-type="currency">
            <text:p>-$135,150</text:p>
          </table:table-cell>
          <table:table-cell table:style-name="ce206" office:value-type="currency" office:currency="USD" office:value="13522" calcext:value-type="currency">
            <text:p>$13,522</text:p>
          </table:table-cell>
          <table:table-cell table:style-name="ce171" office:value-type="string" calcext:value-type="string">
            <text:p>Change in restricted cash</text:p>
          </table:table-cell>
          <table:table-cell table:style-name="ce206" office:value-type="currency" office:currency="USD" office:value="-2488573" calcext:value-type="currency">
            <text:p>-$2,488,573</text:p>
          </table:table-cell>
          <table:table-cell table:style-name="ce206" office:value-type="currency" office:currency="USD" office:value="-3009144" calcext:value-type="currency">
            <text:p>-$3,009,144</text:p>
          </table:table-cell>
          <table:table-cell table:style-name="ce206" office:value-type="currency" office:currency="USD" office:value="-699262" calcext:value-type="currency">
            <text:p>-$699,262</text:p>
          </table:table-cell>
          <table:table-cell table:style-name="ce206"/>
          <table:table-cell table:style-name="ce171" office:value-type="string" calcext:value-type="string">
            <text:p>Change in restricted cash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1" office:value-type="string" calcext:value-type="string">
            <text:p>Borrowings on notes payable</text:p>
          </table:table-cell>
          <table:table-cell table:style-name="ce196" office:value-type="currency" office:currency="USD" office:value="3849612" calcext:value-type="currency">
            <text:p>$3,849,612</text:p>
          </table:table-cell>
          <table:table-cell table:style-name="ce196" office:value-type="currency" office:currency="USD" office:value="14254483" calcext:value-type="currency">
            <text:p>$14,254,483</text:p>
          </table:table-cell>
          <table:table-cell table:style-name="ce196" office:value-type="currency" office:currency="USD" office:value="8286077" calcext:value-type="currency">
            <text:p>$8,286,077</text:p>
          </table:table-cell>
          <table:table-cell table:style-name="ce196" office:value-type="currency" office:currency="USD" office:value="13561059" calcext:value-type="currency">
            <text:p>$13,561,059</text:p>
          </table:table-cell>
          <table:table-cell table:style-name="ce171" office:value-type="string" calcext:value-type="string">
            <text:p>Borrowings on notes payable</text:p>
          </table:table-cell>
          <table:table-cell table:style-name="ce206" office:value-type="currency" office:currency="USD" office:value="16326366" calcext:value-type="currency">
            <text:p>$16,326,366</text:p>
          </table:table-cell>
          <table:table-cell table:style-name="ce206" office:value-type="currency" office:currency="USD" office:value="19025730" calcext:value-type="currency">
            <text:p>$19,025,730</text:p>
          </table:table-cell>
          <table:table-cell table:style-name="ce206" office:value-type="currency" office:currency="USD" office:value="47916624" calcext:value-type="currency">
            <text:p>$47,916,624</text:p>
          </table:table-cell>
          <table:table-cell table:style-name="ce206" office:value-type="currency" office:currency="USD" office:value="400000" calcext:value-type="currency">
            <text:p>$400,000</text:p>
          </table:table-cell>
          <table:table-cell table:style-name="ce171" office:value-type="string" calcext:value-type="string">
            <text:p>Borrowings on notes payable</text:p>
          </table:table-cell>
          <table:table-cell table:style-name="ce206" office:value-type="currency" office:currency="USD" office:value="41539443" calcext:value-type="currency">
            <text:p>$41,539,443</text:p>
          </table:table-cell>
          <table:table-cell table:style-name="ce206" office:value-type="currency" office:currency="USD" office:value="44837264" calcext:value-type="currency">
            <text:p>$44,837,264</text:p>
          </table:table-cell>
          <table:table-cell table:style-name="ce206" office:value-type="currency" office:currency="USD" office:value="17060412" calcext:value-type="currency">
            <text:p>$17,060,412</text:p>
          </table:table-cell>
          <table:table-cell table:style-name="ce206" office:value-type="currency" office:currency="USD" office:value="36081955" calcext:value-type="currency">
            <text:p>$36,081,955</text:p>
          </table:table-cell>
          <table:table-cell table:style-name="ce171" office:value-type="string" calcext:value-type="string">
            <text:p>Borrowings on notes payable</text:p>
          </table:table-cell>
          <table:table-cell table:style-name="ce206" office:value-type="currency" office:currency="USD" office:value="8387635" calcext:value-type="currency">
            <text:p>$8,387,635</text:p>
          </table:table-cell>
          <table:table-cell table:style-name="ce218" office:value-type="currency" office:currency="USD" office:value="32711734" calcext:value-type="currency">
            <text:p>$32,711,734</text:p>
          </table:table-cell>
          <table:table-cell table:style-name="ce240" office:value-type="currency" office:currency="USD" office:value="43704197" calcext:value-type="currency">
            <text:p>$43,704,197</text:p>
          </table:table-cell>
          <table:table-cell table:number-columns-repeated="16365"/>
        </table:table-row>
        <table:table-row table:style-name="ro1">
          <table:table-cell table:style-name="ce171" office:value-type="string" calcext:value-type="string">
            <text:p>Borrowings on line of credit</text:p>
          </table:table-cell>
          <table:table-cell table:style-name="ce196" office:value-type="currency" office:currency="USD" office:value="752042" calcext:value-type="currency">
            <text:p>$752,042</text:p>
          </table:table-cell>
          <table:table-cell table:style-name="ce196" office:value-type="currency" office:currency="USD" office:value="435000" calcext:value-type="currency">
            <text:p>$435,000</text:p>
          </table:table-cell>
          <table:table-cell table:style-name="ce196" table:number-columns-repeated="2"/>
          <table:table-cell table:style-name="ce171" office:value-type="string" calcext:value-type="string">
            <text:p>Borrowings on line of credit</text:p>
          </table:table-cell>
          <table:table-cell table:style-name="ce206" table:number-columns-repeated="4"/>
          <table:table-cell table:style-name="ce171" office:value-type="string" calcext:value-type="string">
            <text:p>Borrowings on line of credit</text:p>
          </table:table-cell>
          <table:table-cell table:style-name="ce206" table:number-columns-repeated="4"/>
          <table:table-cell table:style-name="ce171" office:value-type="string" calcext:value-type="string">
            <text:p>Borrowings on line of credit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1" office:value-type="string" calcext:value-type="string">
            <text:p>Change in line of credit</text:p>
          </table:table-cell>
          <table:table-cell table:style-name="ce196" table:number-columns-repeated="4"/>
          <table:table-cell table:style-name="ce171" office:value-type="string" calcext:value-type="string">
            <text:p>Change in line of credit</text:p>
          </table:table-cell>
          <table:table-cell table:style-name="ce206" office:value-type="currency" office:currency="USD" office:value="1000000" calcext:value-type="currency">
            <text:p>$1,000,000</text:p>
          </table:table-cell>
          <table:table-cell table:style-name="ce206" office:value-type="currency" office:currency="USD" office:value="-1000000" calcext:value-type="currency">
            <text:p>-$1,000,000</text:p>
          </table:table-cell>
          <table:table-cell table:style-name="ce206" table:number-columns-repeated="2"/>
          <table:table-cell table:style-name="ce171" office:value-type="string" calcext:value-type="string">
            <text:p>Change in line of credit</text:p>
          </table:table-cell>
          <table:table-cell table:style-name="ce206" table:number-columns-repeated="4"/>
          <table:table-cell table:style-name="ce171" office:value-type="string" calcext:value-type="string">
            <text:p>Change in line of credit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1" office:value-type="string" calcext:value-type="string">
            <text:p>Payments on lines of credit</text:p>
          </table:table-cell>
          <table:table-cell table:style-name="ce196" office:value-type="currency" office:currency="USD" office:value="-752042" calcext:value-type="currency">
            <text:p>-$752,042</text:p>
          </table:table-cell>
          <table:table-cell table:style-name="ce196" office:value-type="currency" office:currency="USD" office:value="-435000" calcext:value-type="currency">
            <text:p>-$435,000</text:p>
          </table:table-cell>
          <table:table-cell table:style-name="ce196" table:number-columns-repeated="2"/>
          <table:table-cell table:style-name="ce171" office:value-type="string" calcext:value-type="string">
            <text:p>Payments on lines of credit</text:p>
          </table:table-cell>
          <table:table-cell table:style-name="ce206" table:number-columns-repeated="4"/>
          <table:table-cell table:style-name="ce171" office:value-type="string" calcext:value-type="string">
            <text:p>Payments on lines of credit</text:p>
          </table:table-cell>
          <table:table-cell table:style-name="ce206"/>
          <table:table-cell table:style-name="ce206" office:value-type="currency" office:currency="USD" office:value="-9700583" calcext:value-type="currency">
            <text:p>-$9,700,583</text:p>
          </table:table-cell>
          <table:table-cell table:style-name="ce206" table:number-columns-repeated="2"/>
          <table:table-cell table:style-name="ce171" office:value-type="string" calcext:value-type="string">
            <text:p>Payments on lines of credit</text:p>
          </table:table-cell>
          <table:table-cell table:style-name="ce206" table:number-columns-repeated="2"/>
          <table:table-cell table:style-name="ce240"/>
          <table:table-cell table:number-columns-repeated="16365"/>
        </table:table-row>
        <table:table-row table:style-name="ro1">
          <table:table-cell table:style-name="ce171" office:value-type="string" calcext:value-type="string">
            <text:p>Principal payments on notes payable</text:p>
          </table:table-cell>
          <table:table-cell table:style-name="ce196"/>
          <table:table-cell table:style-name="ce196" office:value-type="currency" office:currency="USD" office:value="-2907537" calcext:value-type="currency">
            <text:p>-$2,907,537</text:p>
          </table:table-cell>
          <table:table-cell table:style-name="ce196" office:value-type="currency" office:currency="USD" office:value="-366667" calcext:value-type="currency">
            <text:p>-$366,667</text:p>
          </table:table-cell>
          <table:table-cell table:style-name="ce196" office:value-type="currency" office:currency="USD" office:value="-236428" calcext:value-type="currency">
            <text:p>-$236,428</text:p>
          </table:table-cell>
          <table:table-cell table:style-name="ce171" office:value-type="string" calcext:value-type="string">
            <text:p>Principal payments on notes payable</text:p>
          </table:table-cell>
          <table:table-cell table:style-name="ce206" office:value-type="currency" office:currency="USD" office:value="-5494391" calcext:value-type="currency">
            <text:p>-$5,494,391</text:p>
          </table:table-cell>
          <table:table-cell table:style-name="ce206" office:value-type="currency" office:currency="USD" office:value="-5775334" calcext:value-type="currency">
            <text:p>-$5,775,334</text:p>
          </table:table-cell>
          <table:table-cell table:style-name="ce206" office:value-type="currency" office:currency="USD" office:value="-16114463" calcext:value-type="currency">
            <text:p>-$16,114,463</text:p>
          </table:table-cell>
          <table:table-cell table:style-name="ce206" office:value-type="currency" office:currency="USD" office:value="-15734216" calcext:value-type="currency">
            <text:p>-$15,734,216</text:p>
          </table:table-cell>
          <table:table-cell table:style-name="ce171" office:value-type="string" calcext:value-type="string">
            <text:p>Principal payments on notes payable</text:p>
          </table:table-cell>
          <table:table-cell table:style-name="ce206" office:value-type="currency" office:currency="USD" office:value="-12471695" calcext:value-type="currency">
            <text:p>-$12,471,695</text:p>
          </table:table-cell>
          <table:table-cell table:style-name="ce206"/>
          <table:table-cell table:style-name="ce206" office:value-type="currency" office:currency="USD" office:value="-24321077" calcext:value-type="currency">
            <text:p>-$24,321,077</text:p>
          </table:table-cell>
          <table:table-cell table:style-name="ce206" office:value-type="currency" office:currency="USD" office:value="-2841680" calcext:value-type="currency">
            <text:p>-$2,841,680</text:p>
          </table:table-cell>
          <table:table-cell table:style-name="ce171" office:value-type="string" calcext:value-type="string">
            <text:p>Principal payments on notes payable</text:p>
          </table:table-cell>
          <table:table-cell table:style-name="ce206" office:value-type="currency" office:currency="USD" office:value="-3646908" calcext:value-type="currency">
            <text:p>-$3,646,908</text:p>
          </table:table-cell>
          <table:table-cell table:style-name="ce206" office:value-type="currency" office:currency="USD" office:value="-3547774" calcext:value-type="currency">
            <text:p>-$3,547,774</text:p>
          </table:table-cell>
          <table:table-cell table:style-name="ce239" office:value-type="currency" office:currency="USD" office:value="-55749388" calcext:value-type="currency">
            <text:p>-$55,749,388</text:p>
          </table:table-cell>
          <table:table-cell table:number-columns-repeated="16365"/>
        </table:table-row>
        <table:table-row table:style-name="ro1">
          <table:table-cell table:style-name="ce177" office:value-type="string" calcext:value-type="string">
            <text:p><text:span text:style-name="T9">Net cash provided (used) by financing activities</text:span></text:p>
          </table:table-cell>
          <table:table-cell table:style-name="ce202" table:formula="of:=SUM([.B32:.B38])" office:value-type="currency" office:currency="USD" office:value="3849612" calcext:value-type="currency">
            <text:p>$3,849,612</text:p>
          </table:table-cell>
          <table:table-cell table:style-name="ce202" table:formula="of:=SUM([.C32:.C38])" office:value-type="currency" office:currency="USD" office:value="11346946" calcext:value-type="currency">
            <text:p>$11,346,946</text:p>
          </table:table-cell>
          <table:table-cell table:style-name="ce202" table:formula="of:=SUM([.D32:.D38])" office:value-type="currency" office:currency="USD" office:value="7879391" calcext:value-type="currency">
            <text:p>$7,879,391</text:p>
          </table:table-cell>
          <table:table-cell table:style-name="ce202" table:formula="of:=SUM([.E32:.E38])" office:value-type="currency" office:currency="USD" office:value="12454691" calcext:value-type="currency">
            <text:p>$12,454,691</text:p>
          </table:table-cell>
          <table:table-cell table:style-name="ce177" office:value-type="string" calcext:value-type="string">
            <text:p><text:span text:style-name="T9">Net cash provided (used) by financing activities</text:span></text:p>
          </table:table-cell>
          <table:table-cell table:style-name="ce202" table:formula="of:=SUM([.G32:.G38])" office:value-type="currency" office:currency="USD" office:value="10814285" calcext:value-type="currency">
            <text:p>$10,814,285</text:p>
          </table:table-cell>
          <table:table-cell table:style-name="ce202" table:formula="of:=SUM([.H32:.H38])" office:value-type="currency" office:currency="USD" office:value="9163316" calcext:value-type="currency">
            <text:p>$9,163,316</text:p>
          </table:table-cell>
          <table:table-cell table:style-name="ce202" table:formula="of:=SUM([.I32:.I38])" office:value-type="currency" office:currency="USD" office:value="31667011" calcext:value-type="currency">
            <text:p>$31,667,011</text:p>
          </table:table-cell>
          <table:table-cell table:style-name="ce202" table:formula="of:=SUM([.J32:.J38])" office:value-type="currency" office:currency="USD" office:value="-15320694" calcext:value-type="currency">
            <text:p>-$15,320,694</text:p>
          </table:table-cell>
          <table:table-cell table:style-name="ce177" office:value-type="string" calcext:value-type="string">
            <text:p><text:span text:style-name="T9">Net cash provided (used) by financing activities</text:span></text:p>
          </table:table-cell>
          <table:table-cell table:style-name="ce202" table:formula="of:=SUM([.L32:.L38])" office:value-type="currency" office:currency="USD" office:value="24334384" calcext:value-type="currency">
            <text:p>$24,334,384</text:p>
          </table:table-cell>
          <table:table-cell table:style-name="ce202" table:formula="of:=SUM([.M32:.M38])" office:value-type="currency" office:currency="USD" office:value="29882746" calcext:value-type="currency">
            <text:p>$29,882,746</text:p>
          </table:table-cell>
          <table:table-cell table:style-name="ce202" table:formula="of:=SUM([.N32:.N38])" office:value-type="currency" office:currency="USD" office:value="-8709927" calcext:value-type="currency">
            <text:p>-$8,709,927</text:p>
          </table:table-cell>
          <table:table-cell table:style-name="ce202" table:formula="of:=SUM([.O32:.O38])" office:value-type="currency" office:currency="USD" office:value="33240275" calcext:value-type="currency">
            <text:p>$33,240,275</text:p>
          </table:table-cell>
          <table:table-cell table:style-name="ce177" office:value-type="string" calcext:value-type="string">
            <text:p><text:span text:style-name="T9">Net cash provided (used) by financing activities</text:span></text:p>
          </table:table-cell>
          <table:table-cell table:style-name="ce202" table:formula="of:=SUM([.Q32:.Q38])" office:value-type="currency" office:currency="USD" office:value="4740727" calcext:value-type="currency">
            <text:p>$4,740,727</text:p>
          </table:table-cell>
          <table:table-cell table:style-name="ce202" table:formula="of:=SUM([.R32:.R38])" office:value-type="currency" office:currency="USD" office:value="29144605" calcext:value-type="currency">
            <text:p>$29,144,605</text:p>
          </table:table-cell>
          <table:table-cell table:style-name="ce242" table:formula="of:=SUM([.S32:.S38])" office:value-type="currency" office:currency="USD" office:value="-12045191" calcext:value-type="currency">
            <text:p>-$12,045,191</text:p>
          </table:table-cell>
          <table:table-cell table:number-columns-repeated="16365"/>
        </table:table-row>
        <table:table-row table:style-name="ro1">
          <table:table-cell table:style-name="ce178"/>
          <table:table-cell table:style-name="ce203" table:number-columns-repeated="4"/>
          <table:table-cell table:style-name="ce178"/>
          <table:table-cell table:style-name="ce203" table:number-columns-repeated="4"/>
          <table:table-cell table:style-name="ce178"/>
          <table:table-cell table:style-name="ce203" table:number-columns-repeated="4"/>
          <table:table-cell table:style-name="ce178"/>
          <table:table-cell table:style-name="ce203" table:number-columns-repeated="2"/>
          <table:table-cell table:style-name="ce243"/>
          <table:table-cell table:number-columns-repeated="16365"/>
        </table:table-row>
        <table:table-row table:style-name="ro4">
          <table:table-cell table:style-name="ce179" office:value-type="string" calcext:value-type="string">
            <text:p><text:span text:style-name="T10">Net increase in cash, cash equivalents and restricted cash</text:span></text:p>
          </table:table-cell>
          <table:table-cell table:style-name="ce204" table:formula="of:=SUM([.B20];[.B30];[.B39];)" office:value-type="currency" office:currency="USD" office:value="1320" calcext:value-type="currency">
            <text:p>$1,320</text:p>
          </table:table-cell>
          <table:table-cell table:style-name="ce204" table:formula="of:=SUM([.C20];[.C30];[.C39];)" office:value-type="currency" office:currency="USD" office:value="4614469" calcext:value-type="currency">
            <text:p>$4,614,469</text:p>
          </table:table-cell>
          <table:table-cell table:style-name="ce204" office:value-type="currency" office:currency="USD" office:value="2385308" calcext:value-type="currency">
            <text:p>$2,385,308</text:p>
          </table:table-cell>
          <table:table-cell table:style-name="ce204" table:formula="of:=SUM([.E20];[.E30];[.E39];)" office:value-type="currency" office:currency="USD" office:value="2368018" calcext:value-type="currency">
            <text:p>$2,368,018</text:p>
          </table:table-cell>
          <table:table-cell table:style-name="ce179" office:value-type="string" calcext:value-type="string">
            <text:p><text:span text:style-name="T10">Net increase in cash, cash equivalents and restricted cash</text:span></text:p>
          </table:table-cell>
          <table:table-cell table:style-name="ce204" table:formula="of:=SUM([.G20];[.G30];[.G39];)" office:value-type="currency" office:currency="USD" office:value="-196233" calcext:value-type="currency">
            <text:p>-$196,233</text:p>
          </table:table-cell>
          <table:table-cell table:style-name="ce204" table:formula="of:=SUM([.H20];[.H30];[.H39];)" office:value-type="currency" office:currency="USD" office:value="5145073" calcext:value-type="currency">
            <text:p>$5,145,073</text:p>
          </table:table-cell>
          <table:table-cell table:style-name="ce204" table:formula="of:=SUM([.I20];[.I30];[.I39];)" office:value-type="currency" office:currency="USD" office:value="18740950" calcext:value-type="currency">
            <text:p>$18,740,950</text:p>
          </table:table-cell>
          <table:table-cell table:style-name="ce204" table:formula="of:=SUM([.J20];[.J30];[.J39];)" office:value-type="currency" office:currency="USD" office:value="-16986274" calcext:value-type="currency">
            <text:p>-$16,986,274</text:p>
          </table:table-cell>
          <table:table-cell table:style-name="ce179" office:value-type="string" calcext:value-type="string">
            <text:p><text:span text:style-name="T10">Net increase in cash, cash equivalents and restricted cash</text:span></text:p>
          </table:table-cell>
          <table:table-cell table:style-name="ce204" table:formula="of:=SUM([.L20];[.L30];[.L39];)" office:value-type="currency" office:currency="USD" office:value="8501001" calcext:value-type="currency">
            <text:p>$8,501,001</text:p>
          </table:table-cell>
          <table:table-cell table:style-name="ce204" table:formula="of:=SUM([.M20];[.M30];[.M39];)" office:value-type="currency" office:currency="USD" office:value="18691545" calcext:value-type="currency">
            <text:p>$18,691,545</text:p>
          </table:table-cell>
          <table:table-cell table:style-name="ce204" table:formula="of:=SUM([.N20];[.N30];[.N39];)" office:value-type="currency" office:currency="USD" office:value="-4441201" calcext:value-type="currency">
            <text:p>-$4,441,201</text:p>
          </table:table-cell>
          <table:table-cell table:style-name="ce204" table:formula="of:=SUM([.O20];[.O30];[.O39];)" office:value-type="currency" office:currency="USD" office:value="-2950827" calcext:value-type="currency">
            <text:p>-$2,950,827</text:p>
          </table:table-cell>
          <table:table-cell table:style-name="ce179" office:value-type="string" calcext:value-type="string">
            <text:p><text:span text:style-name="T10">Net increase in cash, cash equivalents and restricted cash</text:span></text:p>
          </table:table-cell>
          <table:table-cell table:style-name="ce204" table:formula="of:=SUM([.Q20];[.Q30];[.Q39];)" office:value-type="currency" office:currency="USD" office:value="1745865" calcext:value-type="currency">
            <text:p>$1,745,865</text:p>
          </table:table-cell>
          <table:table-cell table:style-name="ce204" table:formula="of:=SUM([.R20];[.R30];[.R39];)" office:value-type="currency" office:currency="USD" office:value="12955437" calcext:value-type="currency">
            <text:p>$12,955,437</text:p>
          </table:table-cell>
          <table:table-cell table:style-name="ce204" table:formula="of:=SUM([.S20];[.S30];[.S39];)" office:value-type="currency" office:currency="USD" office:value="-3466122" calcext:value-type="currency">
            <text:p>-$3,466,122</text:p>
          </table:table-cell>
          <table:table-cell table:number-columns-repeated="16365"/>
        </table:table-row>
        <table:table-row table:style-name="ro5">
          <table:table-cell table:style-name="ce179"/>
          <table:table-cell table:style-name="ce204" table:number-columns-repeated="4"/>
          <table:table-cell table:style-name="ce179"/>
          <table:table-cell table:style-name="ce204" table:number-columns-repeated="4"/>
          <table:table-cell table:style-name="ce179"/>
          <table:table-cell table:style-name="ce204" table:number-columns-repeated="4"/>
          <table:table-cell table:style-name="ce179"/>
          <table:table-cell table:style-name="ce204" table:number-columns-repeated="3"/>
          <table:table-cell table:number-columns-repeated="16365"/>
        </table:table-row>
        <table:table-row table:style-name="ro1">
          <table:table-cell table:style-name="ce168" office:value-type="string" calcext:value-type="string">
            <text:p>Year Ending June 30th, </text:p>
          </table:table-cell>
          <table:table-cell table:style-name="ce194" office:value-type="string" calcext:value-type="string">
            <text:p>2006-2008</text:p>
          </table:table-cell>
          <table:table-cell table:style-name="ce194" office:value-type="float" office:value="2009" calcext:value-type="float">
            <text:p>2009</text:p>
          </table:table-cell>
          <table:table-cell table:style-name="ce194" office:value-type="float" office:value="2010" calcext:value-type="float">
            <text:p>2010</text:p>
          </table:table-cell>
          <table:table-cell table:style-name="ce194" office:value-type="float" office:value="2011" calcext:value-type="float">
            <text:p>2011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168" office:value-type="float" office:value="2012" calcext:value-type="float">
            <text:p>2012</text:p>
          </table:table-cell>
          <table:table-cell table:style-name="ce168" office:value-type="float" office:value="2013" calcext:value-type="float">
            <text:p>2013</text:p>
          </table:table-cell>
          <table:table-cell table:style-name="ce168" office:value-type="float" office:value="2014" calcext:value-type="float">
            <text:p>2014</text:p>
          </table:table-cell>
          <table:table-cell table:style-name="ce219" office:value-type="float" office:value="2015" calcext:value-type="float">
            <text:p>2015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16" calcext:value-type="float">
            <text:p>2016</text:p>
          </table:table-cell>
          <table:table-cell table:style-name="ce219" office:value-type="float" office:value="2017" calcext:value-type="float">
            <text:p>2017</text:p>
          </table:table-cell>
          <table:table-cell table:style-name="ce219" office:value-type="float" office:value="2018" calcext:value-type="float">
            <text:p>2018</text:p>
          </table:table-cell>
          <table:table-cell table:style-name="ce219" office:value-type="float" office:value="2019" calcext:value-type="float">
            <text:p>2019</text:p>
          </table:table-cell>
          <table:table-cell table:style-name="ce168" office:value-type="string" calcext:value-type="string">
            <text:p>Year Ending June 30th, </text:p>
          </table:table-cell>
          <table:table-cell table:style-name="ce219" office:value-type="float" office:value="2020" calcext:value-type="float">
            <text:p>2020</text:p>
          </table:table-cell>
          <table:table-cell table:style-name="ce225" office:value-type="float" office:value="2021" calcext:value-type="float">
            <text:p>2021</text:p>
          </table:table-cell>
          <table:table-cell table:style-name="ce225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80" office:value-type="string" calcext:value-type="string">
            <text:p><text:span text:style-name="T11">Cash and cash equivalents , beginning of year</text:span></text:p>
          </table:table-cell>
          <table:table-cell table:style-name="ce205" office:value-type="currency" office:currency="USD" office:value="0" calcext:value-type="currency">
            <text:p>$0</text:p>
          </table:table-cell>
          <table:table-cell table:style-name="ce205" office:value-type="currency" office:currency="USD" office:value="1320" calcext:value-type="currency">
            <text:p>$1,320</text:p>
          </table:table-cell>
          <table:table-cell table:style-name="ce205" table:formula="of:=[.C47]" office:value-type="currency" office:currency="USD" office:value="4615789" calcext:value-type="currency">
            <text:p>$4,615,789</text:p>
          </table:table-cell>
          <table:table-cell table:style-name="ce205" table:formula="of:=[.D47]" office:value-type="currency" office:currency="USD" office:value="7001097" calcext:value-type="currency">
            <text:p>$7,001,097</text:p>
          </table:table-cell>
          <table:table-cell table:style-name="ce180" office:value-type="string" calcext:value-type="string">
            <text:p><text:span text:style-name="T11">Cash and cash equivalents , beginning of year</text:span></text:p>
          </table:table-cell>
          <table:table-cell table:style-name="ce205" table:formula="of:=[.E47]" office:value-type="currency" office:currency="USD" office:value="9369115" calcext:value-type="currency">
            <text:p>$9,369,115</text:p>
          </table:table-cell>
          <table:table-cell table:style-name="ce205" table:formula="of:=[.G47]" office:value-type="currency" office:currency="USD" office:value="9172882" calcext:value-type="currency">
            <text:p>$9,172,882</text:p>
          </table:table-cell>
          <table:table-cell table:style-name="ce205" table:formula="of:=[.H47]" office:value-type="currency" office:currency="USD" office:value="14317955" calcext:value-type="currency">
            <text:p>$14,317,955</text:p>
          </table:table-cell>
          <table:table-cell table:style-name="ce205" table:formula="of:=[.I47]" office:value-type="currency" office:currency="USD" office:value="33058905" calcext:value-type="currency">
            <text:p>$33,058,905</text:p>
          </table:table-cell>
          <table:table-cell table:style-name="ce180" office:value-type="string" calcext:value-type="string">
            <text:p><text:span text:style-name="T11">Cash and cash equivalents , beginning of year</text:span></text:p>
          </table:table-cell>
          <table:table-cell table:style-name="ce205" table:formula="of:=[.J47]" office:value-type="currency" office:currency="USD" office:value="16072631" calcext:value-type="currency">
            <text:p>$16,072,631</text:p>
          </table:table-cell>
          <table:table-cell table:style-name="ce205" table:formula="of:=[.L47]" office:value-type="currency" office:currency="USD" office:value="24573632" calcext:value-type="currency">
            <text:p>$24,573,632</text:p>
          </table:table-cell>
          <table:table-cell table:style-name="ce222" table:formula="of:=[.M47]" office:value-type="currency" office:currency="USD" office:value="43265177" calcext:value-type="currency">
            <text:p>$43,265,177</text:p>
          </table:table-cell>
          <table:table-cell table:style-name="ce222" table:formula="of:=[.N47]" office:value-type="currency" office:currency="USD" office:value="38823976" calcext:value-type="currency">
            <text:p>$38,823,976</text:p>
          </table:table-cell>
          <table:table-cell table:style-name="ce180" office:value-type="string" calcext:value-type="string">
            <text:p><text:span text:style-name="T11">Cash and cash equivalents , beginning of year</text:span></text:p>
          </table:table-cell>
          <table:table-cell table:style-name="ce222" table:formula="of:=[.O47]" office:value-type="currency" office:currency="USD" office:value="47017484" calcext:value-type="currency">
            <text:p>$47,017,484</text:p>
          </table:table-cell>
          <table:table-cell table:style-name="ce222" table:formula="of:=[.Q47]" office:value-type="currency" office:currency="USD" office:value="48763349" calcext:value-type="currency">
            <text:p>$48,763,349</text:p>
          </table:table-cell>
          <table:table-cell table:style-name="ce222" table:formula="of:=[.R47]" office:value-type="currency" office:currency="USD" office:value="61720807" calcext:value-type="currency">
            <text:p>$61,720,807</text:p>
          </table:table-cell>
          <table:table-cell table:style-name="ce45" table:number-columns-repeated="16365"/>
        </table:table-row>
        <table:table-row table:style-name="ro1">
          <table:table-cell table:style-name="ce181" office:value-type="string" calcext:value-type="string">
            <text:p>Cash, and cash equivalents</text:p>
          </table:table-cell>
          <table:table-cell table:style-name="ce206" table:number-columns-repeated="4"/>
          <table:table-cell table:style-name="ce181" office:value-type="string" calcext:value-type="string">
            <text:p>Cash, and cash equivalents</text:p>
          </table:table-cell>
          <table:table-cell table:style-name="ce206" table:number-columns-repeated="4"/>
          <table:table-cell table:style-name="ce181" office:value-type="string" calcext:value-type="string">
            <text:p>Cash, and cash equivalents</text:p>
          </table:table-cell>
          <table:table-cell table:style-name="ce206" table:number-columns-repeated="3"/>
          <table:table-cell table:style-name="ce224" office:value-type="currency" office:currency="USD" office:value="34519662" calcext:value-type="currency">
            <text:p>$34,519,662</text:p>
          </table:table-cell>
          <table:table-cell table:style-name="ce181" office:value-type="string" calcext:value-type="string">
            <text:p>Cash, and cash equivalents</text:p>
          </table:table-cell>
          <table:table-cell table:style-name="ce206" office:value-type="currency" office:currency="USD" office:value="36215753" calcext:value-type="currency">
            <text:p>$36,215,753</text:p>
          </table:table-cell>
          <table:table-cell table:style-name="ce206" office:value-type="currency" office:currency="USD" office:value="47620276" calcext:value-type="currency">
            <text:p>$47,620,276</text:p>
          </table:table-cell>
          <table:table-cell table:style-name="ce240" office:value-type="currency" office:currency="USD" office:value="48532010" calcext:value-type="currency">
            <text:p>$48,532,010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Restricted cash</text:p>
          </table:table-cell>
          <table:table-cell table:style-name="ce206" table:number-columns-repeated="4"/>
          <table:table-cell table:style-name="ce181" office:value-type="string" calcext:value-type="string">
            <text:p>Restricted cash</text:p>
          </table:table-cell>
          <table:table-cell table:style-name="ce206" table:number-columns-repeated="4"/>
          <table:table-cell table:style-name="ce181" office:value-type="string" calcext:value-type="string">
            <text:p>Restricted cash</text:p>
          </table:table-cell>
          <table:table-cell table:style-name="ce206" table:number-columns-repeated="3"/>
          <table:table-cell table:style-name="ce224" office:value-type="currency" office:currency="USD" office:value="12497822" calcext:value-type="currency">
            <text:p>$12,497,822</text:p>
          </table:table-cell>
          <table:table-cell table:style-name="ce181" office:value-type="string" calcext:value-type="string">
            <text:p>Restricted cash</text:p>
          </table:table-cell>
          <table:table-cell table:style-name="ce206" office:value-type="currency" office:currency="USD" office:value="12547596" calcext:value-type="currency">
            <text:p>$12,547,596</text:p>
          </table:table-cell>
          <table:table-cell table:style-name="ce206" office:value-type="currency" office:currency="USD" office:value="14098510" calcext:value-type="currency">
            <text:p>$14,098,510</text:p>
          </table:table-cell>
          <table:table-cell table:style-name="ce240" office:value-type="currency" office:currency="USD" office:value="9720654" calcext:value-type="currency">
            <text:p>$9,720,654</text:p>
          </table:table-cell>
          <table:table-cell table:number-columns-repeated="16365"/>
        </table:table-row>
        <table:table-row table:style-name="ro1">
          <table:table-cell table:style-name="ce182" office:value-type="string" calcext:value-type="string">
            <text:p><text:span text:style-name="T11">Cash and cash equivalents, end of year</text:span></text:p>
          </table:table-cell>
          <table:table-cell table:style-name="ce207" table:formula="of:=SUM([.B41];[.B44])" office:value-type="currency" office:currency="USD" office:value="1320" calcext:value-type="currency">
            <text:p>$1,320</text:p>
          </table:table-cell>
          <table:table-cell table:style-name="ce207" table:formula="of:=SUM([.C41];[.C44])" office:value-type="currency" office:currency="USD" office:value="4615789" calcext:value-type="currency">
            <text:p>$4,615,789</text:p>
          </table:table-cell>
          <table:table-cell table:style-name="ce207" table:formula="of:=SUM([.D41];[.D44])" office:value-type="currency" office:currency="USD" office:value="7001097" calcext:value-type="currency">
            <text:p>$7,001,097</text:p>
          </table:table-cell>
          <table:table-cell table:style-name="ce207" table:formula="of:=SUM([.E41];[.E44])" office:value-type="currency" office:currency="USD" office:value="9369115" calcext:value-type="currency">
            <text:p>$9,369,115</text:p>
          </table:table-cell>
          <table:table-cell table:style-name="ce182" office:value-type="string" calcext:value-type="string">
            <text:p><text:span text:style-name="T11">Cash and cash equivalents, end of year</text:span></text:p>
          </table:table-cell>
          <table:table-cell table:style-name="ce207" table:formula="of:=SUM([.G41];[.G44])" office:value-type="currency" office:currency="USD" office:value="9172882" calcext:value-type="currency">
            <text:p>$9,172,882</text:p>
          </table:table-cell>
          <table:table-cell table:style-name="ce207" table:formula="of:=SUM([.H41];[.H44])" office:value-type="currency" office:currency="USD" office:value="14317955" calcext:value-type="currency">
            <text:p>$14,317,955</text:p>
          </table:table-cell>
          <table:table-cell table:style-name="ce207" table:formula="of:=SUM([.I41];[.I44])" office:value-type="currency" office:currency="USD" office:value="33058905" calcext:value-type="currency">
            <text:p>$33,058,905</text:p>
          </table:table-cell>
          <table:table-cell table:style-name="ce207" table:formula="of:=SUM([.J41];[.J44])" office:value-type="currency" office:currency="USD" office:value="16072631" calcext:value-type="currency">
            <text:p>$16,072,631</text:p>
          </table:table-cell>
          <table:table-cell table:style-name="ce182" office:value-type="string" calcext:value-type="string">
            <text:p><text:span text:style-name="T11">Cash and cash equivalents, end of year</text:span></text:p>
          </table:table-cell>
          <table:table-cell table:style-name="ce207" table:formula="of:=SUM([.L41];[.L44])" office:value-type="currency" office:currency="USD" office:value="24573632" calcext:value-type="currency">
            <text:p>$24,573,632</text:p>
          </table:table-cell>
          <table:table-cell table:style-name="ce207" table:formula="of:=SUM([.M41];[.M44])" office:value-type="currency" office:currency="USD" office:value="43265177" calcext:value-type="currency">
            <text:p>$43,265,177</text:p>
          </table:table-cell>
          <table:table-cell table:style-name="ce207" table:formula="of:=SUM([.N41];[.N44])" office:value-type="currency" office:currency="USD" office:value="38823976" calcext:value-type="currency">
            <text:p>$38,823,976</text:p>
          </table:table-cell>
          <table:table-cell table:style-name="ce207" table:formula="of:=SUM([.O45:.O46])" office:value-type="currency" office:currency="USD" office:value="47017484" calcext:value-type="currency">
            <text:p>$47,017,484</text:p>
          </table:table-cell>
          <table:table-cell table:style-name="ce182" office:value-type="string" calcext:value-type="string">
            <text:p><text:span text:style-name="T11">Cash and cash equivalents, end of year</text:span></text:p>
          </table:table-cell>
          <table:table-cell table:style-name="ce207" table:formula="of:=SUM([.Q45:.Q46])" office:value-type="currency" office:currency="USD" office:value="48763349" calcext:value-type="currency">
            <text:p>$48,763,349</text:p>
          </table:table-cell>
          <table:table-cell table:style-name="ce207" table:formula="of:=SUM([.R41:.R44])" office:value-type="currency" office:currency="USD" office:value="61720807" calcext:value-type="currency">
            <text:p>$61,720,807</text:p>
          </table:table-cell>
          <table:table-cell table:style-name="ce244" table:formula="of:=SUM([.S41:.S44])" office:value-type="currency" office:currency="USD" office:value="58256707" calcext:value-type="currency">
            <text:p>$58,256,707</text:p>
          </table:table-cell>
          <table:table-cell table:style-name="ce45" table:number-columns-repeated="16365"/>
        </table:table-row>
        <table:table-row table:style-name="ro1">
          <table:table-cell table:style-name="ce183"/>
          <table:table-cell table:style-name="ce208" table:number-columns-repeated="4"/>
          <table:table-cell table:style-name="ce183"/>
          <table:table-cell table:style-name="ce208" table:number-columns-repeated="4"/>
          <table:table-cell table:style-name="ce183"/>
          <table:table-cell table:style-name="ce208" table:number-columns-repeated="4"/>
          <table:table-cell table:style-name="ce183"/>
          <table:table-cell table:style-name="ce208" table:number-columns-repeated="2"/>
          <table:table-cell table:style-name="ce245"/>
          <table:table-cell table:number-columns-repeated="16365"/>
        </table:table-row>
        <table:table-row table:style-name="ro1">
          <table:table-cell table:style-name="ce184" office:value-type="string" calcext:value-type="string">
            <text:p>Non-cash investing activities</text:p>
          </table:table-cell>
          <table:table-cell table:style-name="ce209" table:number-columns-repeated="4"/>
          <table:table-cell table:style-name="ce184" office:value-type="string" calcext:value-type="string">
            <text:p>Non-cash investing activities</text:p>
          </table:table-cell>
          <table:table-cell table:style-name="ce209" table:number-columns-repeated="4"/>
          <table:table-cell table:style-name="ce184" office:value-type="string" calcext:value-type="string">
            <text:p>Non-cash investing activities</text:p>
          </table:table-cell>
          <table:table-cell table:style-name="ce209" table:number-columns-repeated="4"/>
          <table:table-cell table:style-name="ce184" office:value-type="string" calcext:value-type="string">
            <text:p>Non-cash investing activities</text:p>
          </table:table-cell>
          <table:table-cell table:style-name="ce209" table:number-columns-repeated="2"/>
          <table:table-cell table:style-name="ce246"/>
          <table:table-cell table:style-name="ce45" table:number-columns-repeated="16365"/>
        </table:table-row>
        <table:table-row table:style-name="ro1">
          <table:table-cell table:style-name="ce185" office:value-type="string" calcext:value-type="string">
            <text:p>Property and equipment financed through accounts payable</text:p>
          </table:table-cell>
          <table:table-cell table:style-name="ce206"/>
          <table:table-cell table:style-name="ce206" office:value-type="currency" office:currency="USD" office:value="1422036" calcext:value-type="currency">
            <text:p>$1,422,036</text:p>
          </table:table-cell>
          <table:table-cell table:style-name="ce206" table:number-columns-repeated="2"/>
          <table:table-cell table:style-name="ce185" office:value-type="string" calcext:value-type="string">
            <text:p>Property and equipment financed through accounts payable</text:p>
          </table:table-cell>
          <table:table-cell table:style-name="ce206" table:number-columns-repeated="4"/>
          <table:table-cell table:style-name="ce185" office:value-type="string" calcext:value-type="string">
            <text:p>Property and equipment financed through accounts payable</text:p>
          </table:table-cell>
          <table:table-cell table:style-name="ce206" table:number-columns-repeated="4"/>
          <table:table-cell table:style-name="ce185" office:value-type="string" calcext:value-type="string">
            <text:p>Property and equipment financed through accounts payable</text:p>
          </table:table-cell>
          <table:table-cell table:style-name="ce206" table:number-columns-repeated="2"/>
          <table:table-cell table:style-name="ce247"/>
          <table:table-cell table:number-columns-repeated="16365"/>
        </table:table-row>
        <table:table-row table:style-name="ro1">
          <table:table-cell table:style-name="ce185"/>
          <table:table-cell table:style-name="ce206" table:number-columns-repeated="4"/>
          <table:table-cell table:style-name="ce185"/>
          <table:table-cell table:style-name="ce206" table:number-columns-repeated="4"/>
          <table:table-cell table:style-name="ce185"/>
          <table:table-cell table:style-name="ce206" table:number-columns-repeated="4"/>
          <table:table-cell table:style-name="ce185"/>
          <table:table-cell table:style-name="ce206" table:number-columns-repeated="2"/>
          <table:table-cell table:style-name="ce247"/>
          <table:table-cell table:number-columns-repeated="16365"/>
        </table:table-row>
        <table:table-row table:style-name="ro1">
          <table:table-cell table:style-name="ce186" office:value-type="string" calcext:value-type="string">
            <text:p>Supplemental Disclosures of Cash Flow Information</text:p>
          </table:table-cell>
          <table:table-cell table:style-name="ce210" table:number-columns-repeated="4"/>
          <table:table-cell table:style-name="ce186" office:value-type="string" calcext:value-type="string">
            <text:p>Supplemental Disclosures of Cash Flow Information</text:p>
          </table:table-cell>
          <table:table-cell table:style-name="ce210" table:number-columns-repeated="4"/>
          <table:table-cell table:style-name="ce186" office:value-type="string" calcext:value-type="string">
            <text:p>Supplemental Disclosures of Cash Flow Information</text:p>
          </table:table-cell>
          <table:table-cell table:style-name="ce210" table:number-columns-repeated="4"/>
          <table:table-cell table:style-name="ce186" office:value-type="string" calcext:value-type="string">
            <text:p>Supplemental Disclosures of Cash Flow Information</text:p>
          </table:table-cell>
          <table:table-cell table:style-name="ce210" table:number-columns-repeated="2"/>
          <table:table-cell table:style-name="ce248"/>
          <table:table-cell table:style-name="ce45" table:number-columns-repeated="16365"/>
        </table:table-row>
        <table:table-row table:style-name="ro1">
          <table:table-cell table:style-name="ce185" office:value-type="string" calcext:value-type="string">
            <text:p>Forgiveness of debt</text:p>
          </table:table-cell>
          <table:table-cell table:style-name="ce206" table:number-columns-repeated="4"/>
          <table:table-cell table:style-name="ce185" office:value-type="string" calcext:value-type="string">
            <text:p>Forgiveness of debt</text:p>
          </table:table-cell>
          <table:table-cell table:style-name="ce206" table:number-columns-repeated="4"/>
          <table:table-cell table:style-name="ce185" office:value-type="string" calcext:value-type="string">
            <text:p>Forgiveness of debt</text:p>
          </table:table-cell>
          <table:table-cell table:style-name="ce206" table:number-columns-repeated="4"/>
          <table:table-cell table:style-name="ce185" office:value-type="string" calcext:value-type="string">
            <text:p>Forgiveness of debt</text:p>
          </table:table-cell>
          <table:table-cell table:style-name="ce206"/>
          <table:table-cell table:style-name="ce206" office:value-type="currency" office:currency="USD" office:value="1687635" calcext:value-type="currency">
            <text:p>$1,687,635</text:p>
          </table:table-cell>
          <table:table-cell table:style-name="ce247"/>
          <table:table-cell table:number-columns-repeated="16365"/>
        </table:table-row>
        <table:table-row table:style-name="ro1">
          <table:table-cell table:style-name="ce187" office:value-type="string" calcext:value-type="string">
            <text:p>Cash paid for interest (<text:span text:style-name="T5">net of capitalized amount</text:span>)</text:p>
          </table:table-cell>
          <table:table-cell table:style-name="ce206" office:value-type="currency" office:currency="USD" office:value="21384" calcext:value-type="currency">
            <text:p>$21,384</text:p>
          </table:table-cell>
          <table:table-cell table:style-name="ce206" office:value-type="currency" office:currency="USD" office:value="290260" calcext:value-type="currency">
            <text:p>$290,260</text:p>
          </table:table-cell>
          <table:table-cell table:style-name="ce206" office:value-type="currency" office:currency="USD" office:value="595603" calcext:value-type="currency">
            <text:p>$595,603</text:p>
          </table:table-cell>
          <table:table-cell table:style-name="ce206" office:value-type="currency" office:currency="USD" office:value="1145472" calcext:value-type="currency">
            <text:p>$1,145,472</text:p>
          </table:table-cell>
          <table:table-cell table:style-name="ce187" office:value-type="string" calcext:value-type="string">
            <text:p>Cash paid for interest (<text:span text:style-name="T5">net of capitalized amount</text:span>)</text:p>
          </table:table-cell>
          <table:table-cell table:style-name="ce206" office:value-type="currency" office:currency="USD" office:value="2300580" calcext:value-type="currency">
            <text:p>$2,300,580</text:p>
          </table:table-cell>
          <table:table-cell table:style-name="ce206" office:value-type="currency" office:currency="USD" office:value="3066545" calcext:value-type="currency">
            <text:p>$3,066,545</text:p>
          </table:table-cell>
          <table:table-cell table:style-name="ce206" office:value-type="currency" office:currency="USD" office:value="3715640" calcext:value-type="currency">
            <text:p>$3,715,640</text:p>
          </table:table-cell>
          <table:table-cell table:style-name="ce206" office:value-type="currency" office:currency="USD" office:value="4975669" calcext:value-type="currency">
            <text:p>$4,975,669</text:p>
          </table:table-cell>
          <table:table-cell table:style-name="ce187" office:value-type="string" calcext:value-type="string">
            <text:p>Cash paid for interest (<text:span text:style-name="T5">net of capitalized amount</text:span>)</text:p>
          </table:table-cell>
          <table:table-cell table:style-name="ce206" office:value-type="currency" office:currency="USD" office:value="5376401" calcext:value-type="currency">
            <text:p>$5,376,401</text:p>
          </table:table-cell>
          <table:table-cell table:style-name="ce218" office:value-type="currency" office:currency="USD" office:value="6734613" calcext:value-type="currency">
            <text:p>$6,734,613</text:p>
          </table:table-cell>
          <table:table-cell table:number-columns-repeated="2" table:style-name="ce206" office:value-type="currency" office:currency="USD" office:value="7761957" calcext:value-type="currency">
            <text:p>$7,761,957</text:p>
          </table:table-cell>
          <table:table-cell table:style-name="ce187" office:value-type="string" calcext:value-type="string">
            <text:p>Cash paid for interest (<text:span text:style-name="T5">net of capitalized amount</text:span>)</text:p>
          </table:table-cell>
          <table:table-cell table:style-name="ce206" office:value-type="currency" office:currency="USD" office:value="9501979" calcext:value-type="currency">
            <text:p>$9,501,979</text:p>
          </table:table-cell>
          <table:table-cell table:style-name="ce206" office:value-type="currency" office:currency="USD" office:value="9636799" calcext:value-type="currency">
            <text:p>$9,636,799</text:p>
          </table:table-cell>
          <table:table-cell table:style-name="ce247" office:value-type="currency" office:currency="USD" office:value="11041165" calcext:value-type="currency">
            <text:p>$11,041,165</text:p>
          </table:table-cell>
          <table:table-cell table:number-columns-repeated="16365"/>
        </table:table-row>
        <table:table-row table:style-name="ro6">
          <table:table-cell table:style-name="ce187" office:value-type="string" calcext:value-type="string">
            <text:p>Capitalized Interest</text:p>
          </table:table-cell>
          <table:table-cell table:style-name="ce211" table:number-columns-repeated="2"/>
          <table:table-cell table:style-name="ce211" office:value-type="currency" office:currency="USD" office:value="24426" calcext:value-type="currency">
            <text:p>$24,426</text:p>
          </table:table-cell>
          <table:table-cell table:style-name="ce211" office:value-type="currency" office:currency="USD" office:value="152186" calcext:value-type="currency">
            <text:p>$152,186</text:p>
          </table:table-cell>
          <table:table-cell table:style-name="ce187" office:value-type="string" calcext:value-type="string">
            <text:p>Capitalized Interest</text:p>
          </table:table-cell>
          <table:table-cell table:style-name="ce211" office:value-type="currency" office:currency="USD" office:value="120316" calcext:value-type="currency">
            <text:p>$120,316</text:p>
          </table:table-cell>
          <table:table-cell table:style-name="ce211" office:value-type="currency" office:currency="USD" office:value="18764" calcext:value-type="currency">
            <text:p>$18,764</text:p>
          </table:table-cell>
          <table:table-cell table:style-name="ce218" office:value-type="currency" office:currency="USD" office:value="162839" calcext:value-type="currency">
            <text:p>$162,839</text:p>
          </table:table-cell>
          <table:table-cell table:style-name="ce211" office:value-type="currency" office:currency="USD" office:value="130319" calcext:value-type="currency">
            <text:p>$130,319</text:p>
          </table:table-cell>
          <table:table-cell table:style-name="ce187" office:value-type="string" calcext:value-type="string">
            <text:p>Capitalized Interest</text:p>
          </table:table-cell>
          <table:table-cell table:style-name="ce211" office:value-type="currency" office:currency="USD" office:value="130858" calcext:value-type="currency">
            <text:p>$130,858</text:p>
          </table:table-cell>
          <table:table-cell table:style-name="ce218" office:value-type="currency" office:currency="USD" office:value="111379" calcext:value-type="currency">
            <text:p>$111,379</text:p>
          </table:table-cell>
          <table:table-cell table:style-name="ce223" office:value-type="currency" office:currency="USD" office:value="28050" calcext:value-type="currency">
            <text:p>$28,050</text:p>
          </table:table-cell>
          <table:table-cell table:style-name="ce211" office:value-type="currency" office:currency="USD" office:value="28050" calcext:value-type="currency">
            <text:p>$28,050</text:p>
          </table:table-cell>
          <table:table-cell table:style-name="ce187" office:value-type="string" calcext:value-type="string">
            <text:p>Capitalized Interest</text:p>
          </table:table-cell>
          <table:table-cell table:style-name="ce211" table:number-columns-repeated="2"/>
          <table:table-cell table:style-name="ce249"/>
          <table:table-cell table:number-columns-repeated="16365"/>
        </table:table-row>
        <table:table-row table:style-name="ro1">
          <table:table-cell table:style-name="ce188"/>
          <table:table-cell table:style-name="ce129" table:number-columns-repeated="4"/>
          <table:table-cell table:style-name="ce188"/>
          <table:table-cell table:style-name="ce129" table:number-columns-repeated="4"/>
          <table:table-cell table:style-name="ce188"/>
          <table:table-cell table:style-name="ce129" table:number-columns-repeated="4"/>
          <table:table-cell table:style-name="ce188"/>
          <table:table-cell table:style-name="ce129"/>
          <table:table-cell table:style-name="ce226"/>
          <table:table-cell table:style-name="ce250"/>
          <table:table-cell table:number-columns-repeated="16365"/>
        </table:table-row>
        <table:table-row table:style-name="ro1">
          <table:table-cell table:style-name="ce189" office:value-type="string" calcext:value-type="string">
            <text:p>Notes</text:p>
          </table:table-cell>
          <table:table-cell table:style-name="ce45" table:number-columns-repeated="4"/>
          <table:table-cell table:style-name="ce189" office:value-type="string" calcext:value-type="string">
            <text:p>Notes</text:p>
          </table:table-cell>
          <table:table-cell table:style-name="ce45" table:number-columns-repeated="4"/>
          <table:table-cell table:style-name="ce189" office:value-type="string" calcext:value-type="string">
            <text:p>Notes</text:p>
          </table:table-cell>
          <table:table-cell table:style-name="ce45" table:number-columns-repeated="4"/>
          <table:table-cell table:style-name="ce189" office:value-type="string" calcext:value-type="string">
            <text:p>Notes</text:p>
          </table:table-cell>
          <table:table-cell table:style-name="ce45"/>
          <table:table-cell table:style-name="ce227"/>
          <table:table-cell table:style-name="ce251"/>
          <table:table-cell table:style-name="ce45" table:number-columns-repeated="16365"/>
        </table:table-row>
        <table:table-row table:style-name="ro7">
          <table:table-cell table:style-name="ce190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90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90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90" office:value-type="string" calcext:value-type="string">
            <text:p>Totals may not add <text:s/>up exactly because small entries may have been omitted.</text:p>
          </table:table-cell>
          <table:table-cell table:style-name="ce129"/>
          <table:table-cell table:style-name="ce226"/>
          <table:table-cell table:style-name="ce250"/>
          <table:table-cell table:number-columns-repeated="16365"/>
        </table:table-row>
        <table:table-row table:style-name="ro1">
          <table:table-cell table:style-name="ce191" office:value-type="string" calcext:value-type="string">
            <text:p>Some related entries have been combined.</text:p>
          </table:table-cell>
          <table:table-cell table:style-name="ce214" table:number-columns-repeated="4"/>
          <table:table-cell table:style-name="ce191" office:value-type="string" calcext:value-type="string">
            <text:p>Some related entries have been combined.</text:p>
          </table:table-cell>
          <table:table-cell table:style-name="ce214" table:number-columns-repeated="4"/>
          <table:table-cell table:style-name="ce191" office:value-type="string" calcext:value-type="string">
            <text:p>Some related entries have been combined.</text:p>
          </table:table-cell>
          <table:table-cell table:style-name="ce214" table:number-columns-repeated="4"/>
          <table:table-cell table:style-name="ce191" office:value-type="string" calcext:value-type="string">
            <text:p>Some related entries have been combined.</text:p>
          </table:table-cell>
          <table:table-cell table:style-name="ce214"/>
          <table:table-cell table:style-name="ce228"/>
          <table:table-cell table:style-name="ce252"/>
          <table:table-cell table:number-columns-repeated="16365"/>
        </table:table-row>
        <table:table-row table:style-name="ro1">
          <table:table-cell table:style-name="ce192"/>
          <table:table-cell table:number-columns-repeated="4"/>
          <table:table-cell table:style-name="ce192"/>
          <table:table-cell table:number-columns-repeated="4"/>
          <table:table-cell table:style-name="ce192"/>
          <table:table-cell table:number-columns-repeated="4"/>
          <table:table-cell table:style-name="ce192"/>
          <table:table-cell table:number-columns-repeated="16368"/>
        </table:table-row>
        <table:table-row table:style-name="ro8" table:number-rows-repeated="104851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Sheet1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adornments="Regular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1in" fo:margin-left="1in" fo:margin-right="1.25in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21:23:25.227999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15T15:10:34.930023834</meta:creation-date>
    <dc:date>2023-10-21T21:26:29.721849815</dc:date>
    <meta:editing-duration>PT5H40M30S</meta:editing-duration>
    <meta:editing-cycles>5</meta:editing-cycles>
    <meta:generator>LibreOffice/7.6.2.1$Linux_X86_64 LibreOffice_project/60$Build-1</meta:generator>
    <meta:printed-by>Vladimir Ivanović</meta:printed-by>
    <meta:print-date>2023-09-16T07:58:27.779333909</meta:print-date>
    <meta:document-statistic meta:table-count="2" meta:cell-count="582" meta:object-count="0"/>
  </office:meta>
</office:document-meta>
</file>